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Courier New" fo:font-size="10pt" fo:font-weight="normal" style:font-size-asian="10pt" style:font-weight-asian="normal" style:font-size-complex="10pt" style:font-weight-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text-properties style:font-name="Courier New" fo:font-size="10pt" fo:font-weight="bold" style:font-size-asian="10pt" style:font-weight-asian="bold" style:font-size-complex="10pt" style:font-weight-complex="bold"/>
    </style:style>
    <style:style style:name="P11" style:family="paragraph" style:parent-style-name="Standard">
      <style:text-properties style:font-name="Courier New" fo:font-size="10pt" fo:font-style="normal" style:font-size-asian="10pt" style:font-style-asian="normal" style:font-size-complex="10pt" style:font-style-complex="normal"/>
    </style:style>
    <style:style style:name="P12"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font-name="Courier New" fo:font-size="10pt" fo:font-style="italic" style:font-size-asian="10pt" style:font-style-asian="italic" style:font-size-complex="10pt" style:font-style-complex="italic"/>
    </style:style>
    <style:style style:name="P14" style:family="paragraph" style:parent-style-name="Code">
      <style:text-properties fo:font-weight="normal" style:font-weight-asian="normal" style:font-weight-complex="normal"/>
    </style:style>
    <style:style style:name="P15" style:family="paragraph" style:parent-style-name="Code">
      <style:text-properties fo:font-weight="bold" style:font-weight-asian="bold" style:font-weight-complex="bol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de">
      <style:paragraph-properties fo:margin-left="0in" fo:margin-right="0in" fo:text-indent="0in" style:auto-text-indent="false"/>
      <style:text-properties fo:font-weight="normal" style:font-weight-asian="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list-style-name="L2">
      <style:text-properties fo:font-weight="normal" style:font-weight-asian="normal" style:font-weight-complex="normal"/>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1">
      <style:paragraph-properties fo:margin-top="0in" fo:margin-bottom="0in"/>
      <style:text-properties fo:font-size="9pt" style:font-size-asian="9pt" style:font-size-complex="9pt"/>
    </style:style>
    <style:style style:name="P26" style:family="paragraph" style:parent-style-name="Standard">
      <style:text-properties style:font-name="Courier New" fo:font-size="10pt" fo:font-style="normal" style:font-size-asian="10pt" style:font-style-asian="normal" style:font-size-complex="10pt" style:font-style-complex="normal"/>
    </style:style>
    <style:style style:name="P27" style:family="paragraph" style:parent-style-name="Standard">
      <style:paragraph-properties fo:margin-left="0in" fo:margin-right="0in" fo:text-indent="0in" style:auto-text-indent="false"/>
    </style:style>
    <style:style style:name="P28" style:family="paragraph" style:parent-style-name="Code">
      <style:text-properties fo:font-weight="normal" style:font-weight-asian="normal" style:font-weight-complex="normal"/>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text-indent="0in" style:auto-text-indent="false"/>
      <style:text-properties fo:font-size="10pt" style:font-size-asian="10pt" style:font-size-complex="10pt"/>
    </style:style>
    <style:style style:name="P31" style:family="paragraph" style:parent-style-name="Heading_20_2">
      <style:text-properties fo:font-weight="bold" style:font-weight-asian="bold" style:font-weight-complex="bold"/>
    </style:style>
    <style:style style:name="P32" style:family="paragraph" style:parent-style-name="Heading_20_3">
      <style:text-properties fo:font-weight="normal" style:font-weight-asian="normal" style:font-weight-complex="normal"/>
    </style:style>
    <style:style style:name="P33" style:family="paragraph" style:parent-style-name="Heading_20_3">
      <style:paragraph-properties fo:break-before="pag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Arial"/>
    </style:style>
    <style:style style:name="T10" style:family="text">
      <style:text-properties style:font-name="Times New Roman" fo:font-size="12pt" style:font-size-asian="12pt" style:font-size-complex="12pt"/>
    </style:style>
    <style:style style:name="T11" style:family="text">
      <style:text-properties fo:font-size="10pt" style:font-size-asian="10pt" style:font-size-complex="10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Compiled Implementation of Bind and On-Replace</text:p>
      <text:p text:style-name="P8"/>
      <text:h text:style-name="Heading_20_1" text:outline-level="1">Change History</text:h>
      <text:list xml:id="list35651351" text:style-name="L1">
        <text:list-item>
          <text:p text:style-name="P25">0.1.0 Robert Field <text:s text:c="2"/>7/23/2009</text:p>
          <text:list>
            <text:list-item>
              <text:p text:style-name="P25">Initial proposal</text:p>
            </text:list-item>
          </text:list>
        </text:list-item>
        <text:list-item>
          <text:p text:style-name="P25">0.2.0 Robert Field <text:s text:c="2"/>8/29/2009</text:p>
          <text:list>
            <text:list-item>
              <text:p text:style-name="P25">Overhaul to use an invalidation model proposed by Brian Goetz and Jim Laskey</text:p>
            </text:list-item>
          </text:list>
        </text:list-item>
        <text:list-item>
          <text:p text:style-name="P25">0.2.1 Robert Field <text:s text:c="2"/>9/2/2009</text:p>
        </text:list-item>
        <text:list-item>
          <text:p text:style-name="P25">0.2.2 Robert Field <text:s text:c="2"/>9/8/2009</text:p>
          <text:list>
            <text:list-item>
              <text:p text:style-name="P25">Based on discussion with Jim Laskey, consistent with lazy evaluation, switch bind initialization to lazy </text:p>
            </text:list-item>
          </text:list>
        </text:list-item>
        <text:list-item>
          <text:p text:style-name="P25">0.2.3 Robert Field <text:s text:c="2"/>9/19/2009</text:p>
          <text:list>
            <text:list-item>
              <text:p text:style-name="P25">Various fixes and improvements</text:p>
            </text:list-item>
          </text:list>
        </text:list-item>
        <text:list-item>
          <text:p text:style-name="P25">0.2.4 Robert Field <text:s text:c="2"/>9/23/2009</text:p>
          <text:list>
            <text:list-item>
              <text:p text:style-name="P25">Script-level member handling</text:p>
            </text:list-item>
          </text:list>
        </text:list-item>
        <text:list-item>
          <text:p text:style-name="P25">0.3.0 Robert Field <text:s text:c="2"/>10/1/2009</text:p>
          <text:list>
            <text:list-item>
              <text:p text:style-name="P25">Fold in lazy virtual bound sequences proposal</text:p>
            </text:list-item>
          </text:list>
        </text:list-item>
        <text:list-item>
          <text:p text:style-name="P25">0.3.1 Robert Field <text:s text:c="2"/>10/2/2009</text:p>
          <text:list>
            <text:list-item>
              <text:p text:style-name="P25">Incorporate sequence API changes and bound-for caching idea from Per Bothner</text:p>
            </text:list-item>
          </text:list>
        </text:list-item>
        <text:list-item>
          <text:p text:style-name="P25">0.3.2 Maurizio Cimadamore <text:s text:c="2"/>10/12/2009</text:p>
          <text:list>
            <text:list-item>
              <text:p text:style-name="P25">Included 2-phase invalidation protocol and updated bidi-bind description</text:p>
            </text:list-item>
          </text:list>
        </text:list-item>
        <text:list-item>
          <text:p text:style-name="P25">0.3.3 Robert Field <text:s/>10/15/2009</text:p>
          <text:list>
            <text:list-item>
              <text:p text:style-name="P25">Update on-replace handling: get call moved out of if, first phase valid flag set before trigger phase invalidate</text:p>
            </text:list-item>
          </text:list>
        </text:list-item>
        <text:list-item>
          <text:p text:style-name="P25">0.3.4 Robert Field <text:s/>10/16/2009</text:p>
          <text:list>
            <text:list-item>
              <text:p text:style-name="P25">Based on discussions with Jim Laskey, <text:s/>handle the initial firing of on-replace, even for the default value. Also, centralize generated examples. <text:s/>Add motivation for design.</text:p>
            </text:list-item>
          </text:list>
        </text:list-item>
        <text:list-item>
          <text:p text:style-name="P25">0.3.5 Robert Field <text:s/>10/16/2009</text:p>
          <text:list>
            <text:list-item>
              <text:p text:style-name="P25">Based on discussions with Per Bothner, <text:s/>describe generated methods for sequences. Update non-bound sequence description.</text:p>
            </text:list-item>
          </text:list>
        </text:list-item>
        <text:list-item>
          <text:p text:style-name="P25">0.3.6 Robert Field <text:s/>10/16/2009</text:p>
          <text:list>
            <text:list-item>
              <text:p text:style-name="P25">Clarify the sequence update mechanism.</text:p>
            </text:list-item>
          </text:list>
        </text:list-item>
        <text:list-item>
          <text:p text:style-name="P25">0.3.7 Robert Field <text:s/>10/16/2009</text:p>
          <text:list>
            <text:list-item>
              <text:p text:style-name="P25">Sequence accessor method revamp. <text:s/>Bound sequence overview.</text:p>
            </text:list-item>
          </text:list>
        </text:list-item>
        <text:list-item>
          <text:p text:style-name="P25">0.3.8 Robert Field <text:s/>10/17/2009</text:p>
          <text:list>
            <text:list-item>
              <text:p text:style-name="P25">Further clarification and update to bound and non-bound sequences. <text:s/>Update bound range, bound explicit sequence, and bound slice, to two phase invalidation.</text:p>
            </text:list-item>
          </text:list>
        </text:list-item>
        <text:list-item>
          <text:p text:style-name="P25">0.3.9 Robert Field <text:s/>10/18/2009</text:p>
          <text:list>
            <text:list-item>
              <text:p text:style-name="P25">Describe non-bound sequence mutation by the Sequences class.</text:p>
            </text:list-item>
          </text:list>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Change History<text:tab/>1</text:p>
          <text:p text:style-name="P16">Overview<text:tab/>2</text:p>
          <text:p text:style-name="P17">Motivation<text:tab/>2</text:p>
          <text:p text:style-name="P17">Description<text:tab/>2</text:p>
          <text:p text:style-name="P17">Risks<text:tab/>2</text:p>
          <text:p text:style-name="P16">Implementation<text:tab/>3</text:p>
          <text:p text:style-name="P17">Update Mechanism<text:tab/>3</text:p>
          <text:p text:style-name="P17">Instance Generated Code<text:tab/>6</text:p>
          <text:p text:style-name="P17">Unbound Variable<text:tab/>6</text:p>
          <text:p text:style-name="P17">Light-Weight Bind<text:tab/>7</text:p>
          <text:p text:style-name="P17">Side-Effect Bind<text:tab/>7</text:p>
          <text:p text:style-name="P17">Member Select<text:tab/>8</text:p>
          <text:p text:style-name="P17"><text:soft-page-break/>On-Replace<text:tab/>9</text:p>
          <text:p text:style-name="P17">Cut-Off Operations<text:tab/>9</text:p>
          <text:p text:style-name="P17">Bi-Directional Bind<text:tab/>10</text:p>
          <text:p text:style-name="P17">BindingException<text:tab/>10</text:p>
          <text:p text:style-name="P17">Overriding Variables<text:tab/>11</text:p>
          <text:p text:style-name="P17">Value Overriding Bind in Object Literal / Class Override<text:tab/>11</text:p>
          <text:p text:style-name="P17">Object Literals (General Case)<text:tab/>12</text:p>
          <text:p text:style-name="P17">Local Variable Binds<text:tab/>12</text:p>
          <text:p text:style-name="P17">Script Variables<text:tab/>12</text:p>
          <text:p text:style-name="P16">Implementation of Bind and On-Replace for Sequences<text:tab/>13</text:p>
          <text:p text:style-name="P17">Constraints on a Bound Sequence Design<text:tab/>13</text:p>
          <text:p text:style-name="P17">Overview of Sequence Implementation<text:tab/>14</text:p>
          <text:p text:style-name="P17">Sequence Runtime Support<text:tab/>14</text:p>
          <text:p text:style-name="P17">Update Methods<text:tab/>15</text:p>
          <text:p text:style-name="P17">Access Methods<text:tab/>15</text:p>
          <text:p text:style-name="P17">Non-Bound Sequences<text:tab/>15</text:p>
          <text:p text:style-name="P17">Bound Sequences<text:tab/>17</text:p>
          <text:p text:style-name="P18">Bound Range Sequence<text:tab/>17</text:p>
          <text:p text:style-name="P18">Bound Explicit Sequence (Non-Nullable)<text:tab/>18</text:p>
          <text:p text:style-name="P18">Bound Explicit Sequence (of Sequences)<text:tab/>19</text:p>
          <text:p text:style-name="P18">Bound Slice<text:tab/>20</text:p>
          <text:p text:style-name="P18">Bound Sequence Element<text:tab/>21</text:p>
          <text:p text:style-name="P18">Bound For-Expression (Simple)<text:tab/>21</text:p>
          <text:p text:style-name="P18">Bound For-Expression (General)<text:tab/>22</text:p>
          <text:p text:style-name="P18">Bound Member Select<text:tab/>23</text:p>
          <text:p text:style-name="P17">On-Replace<text:tab/>24</text:p>
        </text:index-body>
      </text:table-of-content>
      <text:h text:style-name="Heading_20_1" text:outline-level="1">Overview</text:h>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text:soft-page-break/>Description</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Disadvantages</text:p>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1" text:outline-level="1">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Update Mechanism</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9"><text:s text:c="4"/>def x = bind r.q</text:p>
      <text:p text:style-name="P10"><text:soft-page-break/></text:p>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he internal setter method (called be$) has the same form for any variable (varying only in the mechanism for checking equality on different type). <text:s/>And thus an override of this method is not generated for a variable override. <text:s/>For a variable xyz of type T this would be:</text:p>
      <text:p text:style-name="P9"><text:s text:c="6"/>void be$xyz(T nv$) {</text:p>
      <text:p text:style-name="P9"><text:s text:c="8"/>if (xyz not equals nv$) { // != for primitives; else ! xyz.equals(nv$)</text:p>
      <text:p text:style-name="P9"><text:s text:c="10"/>T ov$ = nv$</text:p>
      <text:p text:style-name="P9"><text:s text:c="10"/>invalidate$xyz(INVAL_PHASE); <text:s/>// force invalidation of all dependents</text:p>
      <text:p text:style-name="P9"><text:s text:c="10"/>xyz = nv$;</text:p>
      <text:p text:style-name="P9"><text:s text:c="10"/>setValidValue$(VOFF$xyz, INVAL_PAHSE);</text:p>
      <text:p text:style-name="P9"><text:s text:c="10"/>invalidate$xyz(TRIGGER_PHASE);</text:p>
      <text:p text:style-name="P9"><text:span text:style-name="T4"><text:s text:c="10"/></text:span><text:span text:style-name="T4">setValidValue$(VOFF$xyz, TRIGGER_PHASE);</text:span></text:p>
      <text:p text:style-name="P11"><text:s text:c="10"/>onReplace$xyz(ov$)</text:p>
      <text:p text:style-name="P9"><text:span text:style-name="T4"><text:s text:c="8"/></text:span><text:span text:style-name="T5">} else { </text:span></text:p>
      <text:p text:style-name="P9"><text:s text:c="10"/>setValidV<text:span text:style-name="T5">alue$(VOFF$xyz, INVAL_PAHSE);</text:span></text:p>
      <text:p text:style-name="P13"><text:span text:style-name="T5"><text:s text:c="10"/>setValidValue$(VOFF$xyz, </text:span>TRIGGER_PHASE);</text:p>
      <text:p text:style-name="P9"><text:s text:c="10"/>if ( ! hasInitialOnReplaceFired$(VOFF$xyz) {</text:p>
      <text:p text:style-name="P9"><text:s text:c="12"/><text:span text:style-name="T5">onReplace$xyz(ov$);</text:span> <text:s text:c="7"/></text:p>
      <text:p text:style-name="P11"><text:s text:c="10"/>}</text:p>
      <text:p text:style-name="P11"><text:s text:c="8"/>}</text:p>
      <text:p text:style-name="P11"><text:s text:c="6"/>}</text:p>
      <text:p text:style-name="P11"/>
      <text:p text:style-name="P9"><text:s text:c="6"/>void onReplace$p(T ov$) {</text:p>
      <text:p text:style-name="P9"><text:span text:style-name="T5"><text:s text:c="8"/></text:span>// Trigger body, if any</text:p>
      <text:p text:style-name="P9"><text:s text:c="8"/>setInitialOnReplaceFired$(VOFF$xyz);</text:p>
      <text:p text:style-name="P9"><text:s text:c="6"/>}</text:p>
      <text:p text:style-name="P9"/>
      <text:p text:style-name="Text_20_body">The setter used externally for assignment uses a different method:</text:p>
      <text:p text:style-name="P9"><text:s text:c="4"/>T set$xyz(T v) {</text:p>
      <text:p text:style-name="P9"><text:s text:c="6"/>i<text:span text:style-name="T5">f ( isReadOnly( VOFF$xyz ) {</text:span></text:p>
      <text:p text:style-name="P11"><text:s text:c="8"/>throw new bindingException(...);</text:p>
      <text:p text:style-name="P11"><text:s text:c="6"/>} else {</text:p>
      <text:p text:style-name="P9"><text:s text:c="8"/>be$xyz(v);</text:p>
      <text:p text:style-name="P9"><text:soft-page-break/><text:s text:c="8"/>return xyz;</text:p>
      <text:p text:style-name="P9"><text:s text:c="6"/>}</text:p>
      <text:p text:style-name="P9"><text:s text:c="4"/>}</text:p>
      <text:p text:style-name="Text_20_body"/>
      <text:p text:style-name="Text_20_body">Unidirectionally bound variables are read-only, as are 'def' variables. <text:s/>The later, however, needs no test.</text:p>
      <text:p text:style-name="P9"/>
      <text:p text:style-name="Text_20_body">The notifyDependencies method (on the bindee side), called by the setter, broadcasts to the binders outside the instance. <text:s/>It is defined on FXObject:</text:p>
      <text:p text:style-name="P9"><text:s text:c="4"/>void notifyDependents$(int varNum, int phase) {</text:p>
      <text:p text:style-name="P9"><text:s text:c="6"/>if (hasDependents$(varNum)) { <text:s text:c="4"/>// status bit of var (ever had dependents)</text:p>
      <text:p text:style-name="P9"><text:s text:c="8"/>for (Dep dep : dependencies) { // each dependent instance </text:p>
      <text:p text:style-name="P9"><text:s text:c="10"/>if (dep.appliesTo(varNum)) { // check bit field, applies to this bindee</text:p>
      <text:p text:style-name="P9"><text:s text:c="12"/>dep.instance().update(this, varNum, phase);</text:p>
      <text:p text:style-name="P9"><text:s text:c="10"/>}</text:p>
      <text:p text:style-name="P9"><text:s text:c="8"/>}</text:p>
      <text:p text:style-name="P9"><text:s text:c="6"/>}</text:p>
      <text:p text:style-name="P9"><text:s text:c="4"/>}</text:p>
      <text:p text:style-name="P9"/>
      <text:p text:style-name="Text_20_body">The update method is generated on the binder side. <text:s/>For example, given:</text:p>
      <text:p text:style-name="P9"><text:s text:c="4"/>class B {</text:p>
      <text:p text:style-name="P9"><text:s text:c="6"/>var a : A;</text:p>
      <text:p text:style-name="P9"><text:s text:c="6"/>def x = bind a.m + a.n; <text:s/></text:p>
      <text:p text:style-name="P9"><text:s text:c="6"/>def y = bind a.m + a.p; <text:s/></text:p>
      <text:p text:style-name="P9"><text:s text:c="4"/>} </text:p>
      <text:p text:style-name="P9"/>
      <text:p text:style-name="Text_20_body"><text:s/>the following might be generated:</text:p>
      <text:p text:style-name="P9"><text:tab/>void update$(FXObject instance, int varNum, int phase ) {</text:p>
      <text:p text:style-name="P9"><text:tab/> <text:s/>if (instance == a) {</text:p>
      <text:p text:style-name="P9"><text:tab/> <text:s text:c="3"/>if (varNum == A.VOFF$m) {</text:p>
      <text:p text:style-name="P9"><text:tab/> <text:s text:c="5"/>invalidate$x(phase);</text:p>
      <text:p text:style-name="P9"><text:tab/> <text:s text:c="5"/>invalidate$y(phase);</text:p>
      <text:p text:style-name="P9"><text:tab/> <text:s text:c="3"/>} else if (varNum == A.VOFF$n) {</text:p>
      <text:p text:style-name="P9"><text:tab/> <text:s text:c="5"/>invalidate$x(phase);</text:p>
      <text:p text:style-name="P9"><text:tab/> <text:s text:c="3"/>} else if (varNum == A.VOFF$p) {</text:p>
      <text:p text:style-name="P9"><text:tab/> <text:s text:c="5"/>invalidate$y(phase);</text:p>
      <text:p text:style-name="P9"><text:tab/> <text:s text:c="3"/>}</text:p>
      <text:p text:style-name="P9"><text:tab/> <text:s/>}</text:p>
      <text:p text:style-name="P9"><text:tab/>}</text:p>
      <text:p text:style-name="P9"/>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9"><text:span text:style-name="T1"><text:tab/></text:span>void invalidate$xyz(int phase) {</text:p>
      <text:p text:style-name="P9"><text:span text:style-name="T1"><text:tab/> <text:s/></text:span>if (isValidValue$(VOFF$xyz, phase) {</text:p>
      <text:p text:style-name="P9"><text:span text:style-name="T1"><text:tab/> <text:s text:c="3"/></text:span>clearValidValue$(VOFF$xyz, phase);</text:p>
      <text:p text:style-name="P9"><text:span text:style-name="T3"><text:tab/> <text:s text:c="3"/></text:span><text:span text:style-name="T4">call invalidate$abc(phase) for any dependencies within the class;</text:span> </text:p>
      <text:p text:style-name="P9"><text:span text:style-name="T4"><text:tab/> <text:s text:c="3"/></text:span>notifyDependents(VOFF$xyz, phase); <text:s/>// notify dependencies outside class</text:p>
      <text:p text:style-name="P9"><text:s text:c="10"/>if (phase == TRIGGER_PHASE) {<text:line-break/> <text:s text:c="12"/>//body of on invalidate trigger for xyz (if any) inlined here</text:p>
      <text:p text:style-name="P9"><text:span text:style-name="T4"><text:s text:c="13"/></text:span><text:span text:style-name="T5">get$xyz(); // only if there is an on-replace trigger on xyz</text:span></text:p>
      <text:p text:style-name="P11"><text:s text:c="10"/>}</text:p>
      <text:p text:style-name="P9"><text:span text:style-name="T3"><text:tab/> <text:s/></text:span><text:span text:style-name="T5">}</text:span></text:p>
      <text:p text:style-name="P9"><text:span text:style-name="T4"><text:tab/></text:span><text:span text:style-name="T5">}</text:span></text:p>
      <text:p text:style-name="P9"><text:soft-page-break/></text:p>
      <text:p text:style-name="Text_20_body">Note that invalidation follows a two-phase protocol (see diagram below). During the first phase, all the variables in the dependency tree are invalidated. Once all the tree has been invalidated, a second invalidation phase takes place, in which all pending triggers (on-replace, on-invalidate) are actually fired. </text:p>
      <text:p text:style-name="Text_20_body"><draw:frame draw:style-name="fr1" draw:name="Object2" text:anchor-type="paragraph" svg:width="5.5244in" svg:height="3.1602in" draw:z-index="1"><draw:object xlink:href="./Object 2" xlink:type="simple" xlink:show="embed" xlink:actuate="onLoad"/><draw:image xlink:href="./ObjectReplacements/Object 2" xlink:type="simple" xlink:show="embed" xlink:actuate="onLoad"/></draw:frame></text:p>
      <text:p text:style-name="Standard">Each invalidation phase needs to keep track of the set of variables that have been already visited; this is done by clearing the validity bit corresponding to the current invalidation phase in the variable being visited. This is crucial in order to prevent cycles during variable invalidation.</text:p>
      <text:p text:style-name="Text_20_body"/>
      <text:p text:style-name="Text_20_body">Assume:</text:p>
      <text:p text:style-name="P9"><text:span text:style-name="T4"><text:tab/></text:span><text:span text:style-name="T5">class A {</text:span></text:p>
      <text:p text:style-name="P11"><text:tab/><text:tab/>var b : B;</text:p>
      <text:p text:style-name="P11"><text:tab/><text:tab/>def x = bind b.y on replace { println("Hello!"); }</text:p>
      <text:p text:style-name="P11"><text:tab/>}</text:p>
      <text:p text:style-name="P11"/>
      <text:p text:style-name="P11"><text:tab/>class B {</text:p>
      <text:p text:style-name="P11"><text:tab/><text:tab/>var y : Integer;</text:p>
      <text:p text:style-name="P11"><text:tab/><text:tab/>def z = bind y + 1</text:p>
      <text:p text:style-name="P11"><text:tab/>}</text:p>
      <text:p text:style-name="P11"/>
      <text:p text:style-name="Text_20_body">The invalidation call paths would be as follows:</text:p>
      <text:p text:style-name="Text_20_body"><draw:frame draw:style-name="fr2" draw:name="Object1" text:anchor-type="paragraph" svg:x="0.6862in" svg:y="-0.0028in" svg:width="5.5484in" svg:height="2.9791in" draw:z-index="0"><draw:object xlink:href="./Object 1" xlink:type="simple" xlink:show="embed" xlink:actuate="onLoad"/><draw:image xlink:href="./ObjectReplacements/Object 1" xlink:type="simple" xlink:show="embed" xlink:actuate="onLoad"/></draw:frame><text:soft-page-break/></text:p>
      <text:h text:style-name="Heading_20_2" text:outline-level="2">Instance Generated Code</text:h>
      <text:p text:style-name="Text_20_body">Since the evaluation of binds is now lazy, the initialization of binds should be as well. <text:s/>Thus applyDefaults$() is no longer used for binds, but only to set up the overridable initial value of unbound variables. <text:s/>The actual mechanism to switch on varNums is hand-waved away as it is known, implemented, and would complicate the examples.</text:p>
      <text:p text:style-name="P9"/>
      <text:p text:style-name="P9"><text:tab/>void applyDefaults$( int varNum ) {</text:p>
      <text:p text:style-name="P9"><text:tab/> <text:s/>switch (varNum) {</text:p>
      <text:p text:style-name="P9"><text:tab/> <text:s/>case VOFF$b: {</text:p>
      <text:p text:style-name="P9"><text:tab/> <text:s text:c="3"/>// Explicit initial value, just set it</text:p>
      <text:p text:style-name="P9"><text:tab/> <text:s text:c="3"/>be$b( 9 );</text:p>
      <text:p text:style-name="P9"><text:tab/> <text:s text:c="3"/>return;</text:p>
      <text:p text:style-name="P9"><text:tab/> <text:s/>case VOFF$a:</text:p>
      <text:p text:style-name="P9"><text:tab/> <text:s/>case VOFF$w: {</text:p>
      <text:p text:style-name="P9"><text:tab/> <text:s text:c="3"/>// nothing to do</text:p>
      <text:p text:style-name="P9"><text:tab/> <text:s text:c="3"/>return;</text:p>
      <text:p text:style-name="P9"><text:tab/> <text:s/>...</text:p>
      <text:p text:style-name="P9"><text:tab/> <text:s/>case VOFF$f: {</text:p>
      <text:p text:style-name="P9"><text:tab/> <text:s text:c="3"/>//TODO</text:p>
      <text:p text:style-name="P9"><text:tab/> <text:s text:c="3"/>return;</text:p>
      <text:p text:style-name="P9"><text:tab/> <text:s/>}</text:p>
      <text:p text:style-name="P9"><text:tab/>}</text:p>
      <text:p text:style-name="P9"/>
      <text:h text:style-name="Heading_20_2" text:outline-level="2">Unbound Variable</text:h>
      <text:p text:style-name="P1">Within a generated class, and unbound variable is represented by a field and a getters/setter pair (be$b and set$b are as above) –</text:p>
      <text:p text:style-name="P9"><text:tab/>// var b = 9;</text:p>
      <text:p text:style-name="P9"/>
      <text:p text:style-name="P9"><text:tab/>int $b;</text:p>
      <text:p text:style-name="P9"/>
      <text:p text:style-name="P9"><text:tab/>int get$b() { </text:p>
      <text:p text:style-name="P9"><text:tab/> <text:s/>return $b;</text:p>
      <text:p text:style-name="P9"><text:soft-page-break/><text:tab/>}</text:p>
      <text:p text:style-name="P9"/>
      <text:p text:style-name="P9"><text:span text:style-name="T1"><text:tab/></text:span>void invalidate$b(int phase) {</text:p>
      <text:p text:style-name="P9"><text:span text:style-name="T1"><text:tab/> <text:s/></text:span>if (isValidValue$(VOFF$b) ( {</text:p>
      <text:p text:style-name="P9"><text:span text:style-name="T1"><text:tab/> <text:s text:c="3"/></text:span>clearValidValue$(VOFF$b);</text:p>
      <text:p text:style-name="P13"><text:tab/> <text:s text:c="3"/>invalidate$a(phase); <text:s/>// intra-instance dependent – see the bind below</text:p>
      <text:p text:style-name="P9"><text:span text:style-name="T3"><text:tab/> <text:s text:c="3"/></text:span>notifyDependents(VOFF$b, phase); <text:s/>// notify dependencies outside class</text:p>
      <text:p text:style-name="P9"><text:span text:style-name="T3"><text:tab/> <text:s/></text:span><text:span text:style-name="T5">}</text:span></text:p>
      <text:p text:style-name="P9"><text:span text:style-name="T3"><text:tab/></text:span><text:span text:style-name="T5">}</text:span></text:p>
      <text:p text:style-name="P12"/>
      <text:p text:style-name="P1">Note that the invalidate method handles inter-instance dependency by calling <text:span text:style-name="T2">notifyDependents</text:span>$(). <text:s/></text:p>
      <text:p text:style-name="P1">The initial value of the variable is set in <text:span text:style-name="T2">applyDefaults$()</text:span> –</text:p>
      <text:p text:style-name="P3"/>
      <text:p text:style-name="P9"><text:tab/> <text:s/>case VOFF$b: {</text:p>
      <text:p text:style-name="P9"><text:tab/> <text:s text:c="3"/>// Explicit initial value, just set it</text:p>
      <text:p text:style-name="P9"><text:tab/> <text:s text:c="3"/>be$b( 9 );</text:p>
      <text:p text:style-name="P9"><text:tab/> <text:s text:c="3"/>return;</text:p>
      <text:p text:style-name="P9"/>
      <text:h text:style-name="Heading_20_2" text:outline-level="2">Light-Weight Bind</text:h>
      <text:p text:style-name="Text_20_body">When the operation to be performed in the bind has no side-effects and has less overhead than dependency checking, the operation is simply applied. <text:s/></text:p>
      <text:p text:style-name="P4"/>
      <text:p text:style-name="P9"><text:tab/>// def a = bind b + c</text:p>
      <text:p text:style-name="P9"/>
      <text:p text:style-name="P9"><text:tab/>int $a;</text:p>
      <text:p text:style-name="P9"/>
      <text:p text:style-name="P9"><text:tab/>int get$a() { </text:p>
      <text:p text:style-name="P9"><text:tab/> <text:s/>if ( ! isValidValue$(VOFF$a, INV_PHASE)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Text_20_body">Note: The call to invalidate$a() will be a no-op when called from get$a() which is the only call site in this bound case. <text:s/>But the initializer for 'a' is overridden the invalidate$a() will be need for use by the overriding set$a().</text:p>
      <text:h text:style-name="Heading_20_2" text:outline-level="2">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9"><text:tab/>// def x = bind bar(expr1, expr2)</text:p>
      <text:p text:style-name="P9"/>
      <text:p text:style-name="P9"><text:tab/>float $x;</text:p>
      <text:p text:style-name="P9"><text:tab/> <text:s/></text:p>
      <text:p text:style-name="P9"><text:soft-page-break/><text:tab/>float get$x() {</text:p>
      <text:p text:style-name="P9"><text:tab/> <text:s/>if ( ! isValidValue$( VOFF$x, INV_PHASE ) ) {</text:p>
      <text:p text:style-name="P9"><text:tab/> <text:s text:c="3"/>float oldArg1 = $expr1;</text:p>
      <text:p text:style-name="P9"><text:tab/> <text:s text:c="3"/>float oldArg2 = $expr2;</text:p>
      <text:p text:style-name="P9"><text:tab/> <text:s text:c="3"/>float newArg1 = get$expr1();</text:p>
      <text:p text:style-name="P9"><text:tab/> <text:s text:c="3"/>float newArg2 = get$expr2();</text:p>
      <text:p text:style-name="P9"><text:tab/> <text:s text:c="3"/>be$x( (oldArg1 != newArg1 || oldArg2 != newArg2)?</text:p>
      <text:p text:style-name="P9"><text:s text:c="20"/>bar( newArg1, newArg2 )</text:p>
      <text:p text:style-name="P9"><text:s text:c="18"/>: $x );</text:p>
      <text:p text:style-name="P9"><text:s text:c="8"/>}</text:p>
      <text:p text:style-name="P9"><text:tab/> <text:s/>return $x;</text:p>
      <text:p text:style-name="P9"><text:tab/>}</text:p>
      <text:p text:style-name="P9"/>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9"><text:tab/>// def w = bind r.v</text:p>
      <text:p text:style-name="P9"><text:tab/></text:p>
      <text:p text:style-name="P9"><text:tab/>String $w;</text:p>
      <text:p text:style-name="P9"/>
      <text:p text:style-name="P9"><text:tab/>String get$w() {</text:p>
      <text:p text:style-name="P9"><text:tab/> <text:s/>if ( ! isValidValue$( VOFF$w, INV_PHASE ) ) {</text:p>
      <text:p text:style-name="P9"><text:tab/> <text:s text:c="3"/>Baz oldSelector = $r;</text:p>
      <text:p text:style-name="P9"><text:tab/> <text:s text:c="3"/>Baz newSelector = get$r();</text:p>
      <text:p text:style-name="P9"><text:tab/> <text:s text:c="3"/>//if (oldSelector != newSelector) {</text:p>
      <text:p text:style-name="P9"><text:tab/> <text:s text:c="3"/>// <text:s/>if (oldSelector != null) oldSelector.removeDependent$(VOFF$v, this);</text:p>
      <text:p text:style-name="P9"><text:tab/> <text:s text:c="3"/>// <text:s/>if (newSelector != null) newSelector.addDependent$(VOFF$v, this);</text:p>
      <text:p text:style-name="P9"><text:tab/> <text:s text:c="3"/>//}</text:p>
      <text:p text:style-name="P9"><text:tab/> <text:s text:c="3"/>switchDependence$(VOFF$v, oldSelector, newSelector);</text:p>
      <text:p text:style-name="P9"><text:tab/> <text:s text:c="3"/>be$w( (newSelector==null)? “” : newSelector.get$v() );</text:p>
      <text:p text:style-name="P9"><text:tab/> <text:s/>}</text:p>
      <text:p text:style-name="P9"><text:tab/> <text:s/>return $w;</text:p>
      <text:p text:style-name="P9"><text:tab/>}</text:p>
      <text:p text:style-name="P9"/>
      <text:p text:style-name="P9"/>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9"/>
      <text:h text:style-name="Heading_20_2" text:outline-level="2">On-Replace</text:h>
      <text:p text:style-name="Text_20_body">Because all sets go through the setter, on-replace can be simply in-lined into the update branch of the setter. <text:s/>On-replace forces eager evaluation – a get is added to the invalidate method to achieve this – it <text:soft-page-break/>must be called independent of the valid state. <text:s text:c="3"/>In be$ (above), invalidation sequencing is important for this, the <text:s/><text:span text:style-name="T2">TRIGGER_PHASE</text:span><text:span text:style-name="T10"> can't be set valid before that phase's invalidation call (or it will get smashed), but the </text:span><text:span text:style-name="T2">INV_PHASE</text:span><text:span text:style-name="T10"> phase must be set valid, or the bind will be evaluated twice.</text:span></text:p>
      <text:p text:style-name="Text_20_body"/>
      <text:p text:style-name="P9"><text:tab/>// def p = bind blip(x, z) on replace oldVal { println("{oldVal} -&gt; {p}") }</text:p>
      <text:p text:style-name="P9"/>
      <text:p text:style-name="P9"><text:tab/>Blop $p;</text:p>
      <text:p text:style-name="P9"/>
      <text:p text:style-name="P9"><text:tab/>Blop get$p() {</text:p>
      <text:p text:style-name="P9"><text:tab/> <text:s/>if ( ! isValidValue$( VOFF$p, INV_PHASE ) ) {</text:p>
      <text:p text:style-name="P9"><text:tab/> <text:s text:c="3"/>float oldArg1 = $expr1;</text:p>
      <text:p text:style-name="P9"><text:tab/> <text:s text:c="3"/>float oldArg2 = $expr2;</text:p>
      <text:p text:style-name="P9"><text:tab/> <text:s text:c="3"/>float newArg1 = get$x();</text:p>
      <text:p text:style-name="P9"><text:tab/> <text:s text:c="3"/>float newArg2 = get$z();</text:p>
      <text:p text:style-name="P9"><text:tab/> <text:s text:c="3"/>be$p( (oldArg1 != newArg1 || oldArg2 != newArg2)?</text:p>
      <text:p text:style-name="P9"><text:s text:c="20"/>blip( newArg1, newArg2 )</text:p>
      <text:p text:style-name="P9"><text:s text:c="18"/>: $p );</text:p>
      <text:p text:style-name="P9"><text:s text:c="8"/>}</text:p>
      <text:p text:style-name="P9"><text:tab/> <text:s/>return $p;</text:p>
      <text:p text:style-name="P9"><text:tab/>}</text:p>
      <text:p text:style-name="P9"/>
      <text:p text:style-name="P9"/>
      <text:p text:style-name="P9"><text:tab/>void onReplace$p(Blop ov$) {</text:p>
      <text:p text:style-name="P9"><text:tab/> <text:s/>// Trigger body</text:p>
      <text:p text:style-name="P9"><text:tab/> <text:s/>print... // whatever</text:p>
      <text:p text:style-name="P9"><text:tab/>}</text:p>
      <text:p text:style-name="P9"/>
      <text:p text:style-name="P9"><text:tab/>void invalidate$p(Phase phase) {</text:p>
      <text:p text:style-name="P9"><text:span text:style-name="T1"><text:tab/> <text:s/></text:span>if (isValidValue$(VOFF$p, phase) ( {</text:p>
      <text:p text:style-name="P9"><text:tab/> <text:s text:c="3"/>clearValidValue$( VOFF$p, phase );</text:p>
      <text:p text:style-name="P9"><text:tab/> <text:s text:c="3"/>notifyDependents$( VOFF$p, phase );</text:p>
      <text:p text:style-name="P9"><text:tab/> <text:s/>}</text:p>
      <text:p text:style-name="P9"><text:s text:c="8"/>// When there is an on-replace, we always (eager) want</text:p>
      <text:p text:style-name="P9"><text:s text:c="8"/>// to force immediate re-evaluation</text:p>
      <text:p text:style-name="P9"><text:s text:c="8"/>if (phase == TRIGGER_PHASE) {</text:p>
      <text:p text:style-name="P9"><text:tab/> <text:s text:c="3"/>get$p();</text:p>
      <text:p text:style-name="P9"><text:s text:c="8"/>}</text:p>
      <text:p text:style-name="P9"><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text:soft-page-break/>initialization to this.get$r() <text:s text:c="2"/>Note that just setting 'r.v' to 'd' in the setter is all that is needed to make it bi-directional.</text:p>
      <text:p text:style-name="Text_20_body">[Note: this currently differs from the direction taken in the implementation]</text:p>
      <text:p text:style-name="Text_20_body"/>
      <text:p text:style-name="P9"><text:tab/>// var d = bind with inverse not r.v</text:p>
      <text:p text:style-name="P9"><text:tab/></text:p>
      <text:p text:style-name="P9"><text:tab/>String $d;</text:p>
      <text:p text:style-name="P9"><text:tab/>Baz $d$r = null;</text:p>
      <text:p text:style-name="P9"/>
      <text:p text:style-name="P9"><text:tab/>String get$d() {</text:p>
      <text:p text:style-name="P9"><text:s/><text:tab/> <text:s/>if (!isValidValue(VOFF$d, INV_PHASE)) { </text:p>
      <text:p text:style-name="P9"><text:s text:c="11"/>final Baz bfx$0tmp = $d$r; </text:p>
      <text:p text:style-name="P9"><text:s text:c="11"/>final Baz bfx$1tmp = get$d$r(); </text:p>
      <text:p text:style-name="P9"><text:s text:c="11"/>FXBase.switchDependence$(this, VOFF$v, bfx$0tmp, bfx$1tmp); </text:p>
      <text:p text:style-name="P9"><text:s text:c="11"/>be$d(get$d$r() != null ? get$d$r().get$v() : null); </text:p>
      <text:p text:style-name="P9"><text:s text:c="9"/>} </text:p>
      <text:p text:style-name="P9"><text:s text:c="9"/>return $d;</text:p>
      <text:p text:style-name="P9"><text:tab/>}</text:p>
      <text:p text:style-name="P9"/>
      <text:p text:style-name="P9"><text:tab/>public Object set$d(final Object varNewValue$) { </text:p>
      <text:p text:style-name="P9"><text:s text:c="9"/>final Object ibfx$0tmp = varNewValue$; </text:p>
      <text:p text:style-name="P9"><text:s text:c="9"/>final Test.B ibfx$1tmp = get$d$r(); </text:p>
      <text:p text:style-name="P9"><text:s text:c="9"/>if (ibfx$1tmp != null) { </text:p>
      <text:p text:style-name="P9"><text:s text:c="12"/>ibfx$1tmp.set$v(ibfx$0tmp); //make bidirectional</text:p>
      <text:p text:style-name="P9"><text:s text:c="9"/>} </text:p>
      <text:p text:style-name="P9"><text:s text:c="9"/>be$d(varNewValue$); </text:p>
      <text:p text:style-name="P9"><text:s text:c="9"/>return $d; </text:p>
      <text:p text:style-name="P9"><text:s text:c="5"/>}</text:p>
      <text:h text:style-name="Heading_20_2" text:outline-level="2">BindingException</text:h>
      <text:p text:style-name="Text_20_body">See below for the handling of <text:s/>BindingException in more complex situations – override, object literal, A minor behavioral incompatibility is represented by BindingException raised when a bidi-bound is setup when one of the bindee/binder is not mutable. In 1.2 we used to get an exception at initialization time, so that the code below would fail at runtime:</text:p>
      <text:p text:style-name="P9">class B { </text:p>
      <text:p text:style-name="P9"><text:s text:c="3"/>var x = 10; </text:p>
      <text:p text:style-name="P9"><text:s text:c="3"/>var y = 10; </text:p>
      <text:p text:style-name="P9"><text:s text:c="3"/>var z = bind y with inverse; </text:p>
      <text:p text:style-name="P9">} </text:p>
      <text:p text:style-name="P9"/>
      <text:p text:style-name="P9">class C extends B { </text:p>
      <text:p text:style-name="P9"><text:s text:c="3"/>override var y = bind x; </text:p>
      <text:p text:style-name="P9">} </text:p>
      <text:p text:style-name="P9"/>
      <text:p text:style-name="P9">C{}</text:p>
      <text:p text:style-name="P9"/>
      <text:p text:style-name="Standard">The same code now succed with the new implementation, as long B.z is never set explicitly (in which case z's setter will call y's setter thus causing a BindingException to be raised).</text:p>
      <text:h text:style-name="Heading_20_2" text:outline-level="2">Overriding Variables</text:h>
      <text:p text:style-name="Text_20_body">Variable override can be achieved by overriding the definitional methods: be$, set$, get$, update, onReplace$, and applyDefaults. <text:s/>The overriding method always calling the super for update and <text:soft-page-break/>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P4"/>
      <text:p text:style-name="P9"><text:tab/>// var a = bind b + c</text:p>
      <text:p text:style-name="P9"/>
      <text:p text:style-name="P9"><text:tab/>int get$a() { </text:p>
      <text:p text:style-name="P9"><text:tab/> <text:s/>if ( !isValueOverride$(VOFF$a) &amp;&amp; !isValidValue$(VOFF$a)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P9"><text:tab/>int set$a(int nv$) {</text:p>
      <text:p text:style-name="P9"><text:tab/> <text:s/>// Exception now conditional on value override</text:p>
      <text:p text:style-name="P9"><text:tab/> <text:s/>if ( isValueOverride$(VOFF$a) ) {</text:p>
      <text:p text:style-name="P9"><text:tab/> <text:s text:c="3"/>return be$a(nv$);</text:p>
      <text:p text:style-name="P9"><text:tab/> <text:s/>} else {</text:p>
      <text:p text:style-name="P9"><text:tab/> <text:s text:c="3"/>throw new BindingException(...);</text:p>
      <text:p text:style-name="P9"><text:tab/> <text:s/>}</text:p>
      <text:p text:style-name="P9"><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9"><text:tab/>// Foo {b : 55}</text:p>
      <text:p text:style-name="P9"/>
      <text:p text:style-name="P9"><text:tab/>{</text:p>
      <text:p text:style-name="P9"><text:s text:c="12"/>final Foo jfx$0objlit = new Foo(true);</text:p>
      <text:p text:style-name="P9"><text:s text:c="12"/>final int jfx$2count = jfx$0objlit.count$();</text:p>
      <text:p text:style-name="P9"><text:s text:c="12"/>final int jfx$3off = Foo.VOFF$b;</text:p>
      <text:p text:style-name="P9"><text:s text:c="12"/>for (int jfx$1loop = 0; jfx$1loop &lt; jfx$2count; jfx$1loop += 1) </text:p>
      <text:p text:style-name="P9"><text:s text:c="14"/>if (jfx$1loop == jfx$3off) {</text:p>
      <text:p text:style-name="P9"><text:s text:c="16"/>jfx$0objlit.setValueOverride$(Foo.VOFF$b); </text:p>
      <text:p text:style-name="P9"><text:s text:c="16"/>jfx$0objlit.be$b(55); </text:p>
      <text:p text:style-name="P9"><text:s text:c="14"/>} else </text:p>
      <text:p text:style-name="P9"><text:s text:c="16"/>jfx$0objlit.applyDefaults$(jfx$1loop);</text:p>
      <text:p text:style-name="P9"><text:s text:c="12"/>jfx$0objlit.complete$();</text:p>
      <text:p text:style-name="P9"><text:s text:c="12"/>jfx$0objlit</text:p>
      <text:p text:style-name="P9"><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text:soft-page-break/>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Script Variables</text:h>
      <text:p text:style-name="Text_20_body">Script variables as well must be reference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p text:style-name="Text_20_body">The mechanism is to create a static inner class of the top-level class to hold the script-level members, these members will be static within that class. <text:s/>The singleton instance is lazily created and is needed only to reference script-level bound member select. <text:s/>For script-level variable 'a' in script X.fx:</text:p>
      <text:p text:style-name="P9"><text:s text:c="2"/>class X {</text:p>
      <text:p text:style-name="P9"><text:s text:c="4"/>static class X$Script {</text:p>
      <text:p text:style-name="P9"><text:s text:c="6"/>public static int VOFF$a;</text:p>
      <text:p text:style-name="P9"><text:s text:c="6"/>public static int $a;</text:p>
      <text:p text:style-name="P9"><text:s text:c="6"/>public int get$a() {</text:p>
      <text:p text:style-name="P9"><text:s text:c="8"/>return $a;</text:p>
      <text:p text:style-name="P9"><text:s text:c="6"/>}<text:tab/></text:p>
      <text:p text:style-name="P9"><text:s text:c="6"/>…</text:p>
      <text:p text:style-name="P9"><text:s text:c="4"/>}</text:p>
      <text:p text:style-name="P9"><text:s text:c="2"/>}<text:tab/><text:tab/></text:p>
      <text:h text:style-name="Heading_20_1" text:outline-level="1">Implementation of Bind and On-Replace for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ext:p>
      <text:h text:style-name="Heading_20_2" text:outline-level="2">Constraints on a Bound Sequence Design</text:h>
      <text:p text:style-name="P6">There are multiple possible approaches to a addressing bound sequences in this proposal. <text:s/>Any such approach would need to address the following sequence creation mechanisms:</text:p>
      <text:p text:style-name="Code"><text:soft-page-break/></text:p>
      <text:p text:style-name="Code">bind [a, b, c]</text:p>
      <text:p text:style-name="Code">bind [m..n]</text:p>
      <text:p text:style-name="Code">bind seq[m..n]</text:p>
      <text:p text:style-name="Code">bind for (elem in seq) { … }</text:p>
      <text:p text:style-name="Text_20_body"/>
      <text:p text:style-name="Text_20_body">Additionally, bound sequence indexing must be addressed:</text:p>
      <text:p text:style-name="Code"/>
      <text:p text:style-name="Code">bind seq[k]</text:p>
      <text:p text:style-name="Text_20_body"/>
      <text:p text:style-name="Text_20_body">And bound sequences must be usable in non-bound contexts. <text:s/>Such access is always semantically value access, but to prevent excess copying, assignment and parameter passing should be appropriately handled – and that handling should including sharing that preserves value semantics:</text:p>
      <text:p text:style-name="Code"/>
      <text:p text:style-name="Code">bseq[k]</text:p>
      <text:p text:style-name="Code">seq = bseq;</text:p>
      <text:p text:style-name="Code">foo( bseq )</text:p>
      <text:p text:style-name="Code"/>
      <text:p text:style-name="Text_20_body">Bound sequences must be able to field updates to sequences on which they depend. <text:s/>For non-bound sequences, these include:</text:p>
      <text:p text:style-name="Code"/>
      <text:p text:style-name="Code">insert x into seq;</text:p>
      <text:p text:style-name="Code">delete y from seq;</text:p>
      <text:p text:style-name="Code">seq[m..n] = q;</text:p>
      <text:p text:style-name="Code">seq = q;</text:p>
      <text:p text:style-name="Code">seq[k] = z;</text:p>
      <text:p text:style-name="Code"/>
      <text:p text:style-name="Text_20_body">For update purposes these can all be considered slice replacement.</text:p>
      <text:p text:style-name="Text_20_body">Sequence variables (bound and non-bound) must eagerly call their on-replace trigger:</text:p>
      <text:p text:style-name="Code"/>
      <text:p text:style-name="Code"><text:span text:style-name="T7">on replace</text:span> oldValue[ firstIndex .. lastIndex ] <text:span text:style-name="T7">=</text:span> newElements <text:span text:style-name="T7">{</text:span> ... <text:span text:style-name="T7">}</text:span></text:p>
      <text:p text:style-name="Text_20_body"/>
      <text:h text:style-name="Heading_20_2" text:outline-level="2">Overview of Sequence Implementation</text:h>
      <text:p text:style-name="Text_20_body">This proposal is to mirror, as closely as possible, the lazy semantics of non-sequence binds, including the compilation of operations into the methods and fields of generated code. <text:s/>The lazy operation is generally uncached and changes are passed-through as a view. <text:s/>In order to track the slice updates, however, non-sequence index control expressions must be eagerly evaluated.</text:p>
      <text:h text:style-name="Heading_20_2" text:outline-level="2">Sequence Runtime Support</text:h>
      <text:p text:style-name="Text_20_body">The existing sequence runtime classes will provide the majority of functionality needed. <text:s/>However, since bound sequences exist only in the generated code, there must be mechanisms to expose them to non-bound code – for example, to pass them to functions. <text:s/>SequenceRef will be used to wrap the virtual bound sequence variable – represented by its instance and varNum. <text:s/>Because this underlying virtual <text:soft-page-break/>value may change, the update mechanism needs a way to save the current value by freezing it with its current value.</text:p>
      <text:p text:style-name="Code">class SequenceRef&lt;T&gt; extends AbstractSequence&lt;T&gt; {</text:p>
      <text:p text:style-name="Code"><text:s text:c="3"/>Sequence&lt;T&gt; reified;</text:p>
      <text:p text:style-name="Code"><text:s text:c="3"/>FXObject instance;</text:p>
      <text:p text:style-name="Code"><text:s text:c="3"/>int varNum;</text:p>
      <text:p text:style-name="Code"/>
      <text:p text:style-name="Code"><text:s text:c="3"/>SequenceRef( FXObject instance, <text:s/>int varNum) {</text:p>
      <text:p text:style-name="Code"><text:s text:c="6"/>this.reified = null; <text:s/>// set if frozen</text:p>
      <text:p text:style-name="Code"><text:s text:c="6"/>this.instance = instance;</text:p>
      <text:p text:style-name="Code"><text:s text:c="6"/>this.varNum = varNum;</text:p>
      <text:p text:style-name="Code"><text:s text:c="3"/>}</text:p>
      <text:p text:style-name="Code"/>
      <text:p text:style-name="Code"><text:s text:c="3"/>void save() {</text:p>
      <text:p text:style-name="Code"><text:s text:c="6"/>reified = …; // copy from instance X varNum</text:p>
      <text:p text:style-name="Code"><text:s text:c="3"/>}</text:p>
      <text:p text:style-name="Code"/>
      <text:p text:style-name="Code"><text:s text:c="3"/>int size() {</text:p>
      <text:p text:style-name="Code"><text:s text:c="6"/>if (reified != null) </text:p>
      <text:p text:style-name="Code"><text:s text:c="9"/>return reified.size();</text:p>
      <text:p text:style-name="Code"><text:s text:c="6"/>else</text:p>
      <text:p text:style-name="Code"><text:s text:c="9"/>return instance.size$(varNum);</text:p>
      <text:p text:style-name="Code"><text:s text:c="3"/>}</text:p>
      <text:p text:style-name="Code"/>
      <text:p text:style-name="Code"><text:s text:c="3"/>T get(int pos) {</text:p>
      <text:p text:style-name="Code"><text:s text:c="6"/>if (reified != null) </text:p>
      <text:p text:style-name="Code"><text:s text:c="9"/>return reified.get(pos);</text:p>
      <text:p text:style-name="Code"><text:s text:c="6"/>else</text:p>
      <text:p text:style-name="Code"><text:s text:c="9"/>return (T) instance.get$(varNum, pos);</text:p>
      <text:p text:style-name="Code"><text:s text:c="3"/>}</text:p>
      <text:p text:style-name="Code">}</text:p>
      <text:p text:style-name="Text_20_body"/>
      <text:p text:style-name="Text_20_body">Another needed class is Sequences, which provides static sequence support methods. In addition to providing various conversion and utility methods, it is where all mutative actions on non-bound sequences are performed – including getting, modifying, setting (if needed) and firing invalidation.</text:p>
      <text:p text:style-name="Text_20_body">One approach to this is that it assures a mutable sequence before it starts:</text:p>
      <text:p text:style-name="P29"><text:line-break/><text:span text:style-name="T11">       private static &lt;T&gt; Sequence&lt;? extends T&gt; getMutable(FXObject instance, int varNum) {<text:line-break/>          Sequence&lt;? extends T&gt; seq = instance.get$(varNum); // get sequence var value<text:line-break/>          if (seq instanceof SequenceRef) {<text:line-break/>             // This is a reference to a bound sequence variable<text:line-break/>             SequenceRef&lt;? extends T&gt; sr = (SequenceRef&lt;? extends T&gt;)seq;<text:line-break/>             if (sr.instance == instance &amp;&amp; sr.varNum == varNum) {<text:line-break/>                // This is an attempt to modify a bound sequence<text:line-break/>                throw new BindingException(...);<text:line-break/>             } else {<text:line-break/>                // This is a reference to a bound sequence from a non-bound context (by assignment or parameter)<text:line-break/>                // Convert to mutable<text:line-break/>                seq == &lt;&lt;ArraySequence copy of sr&gt;&gt;;<text:line-break/></text:span><text:soft-page-break/><text:span text:style-name="T11">                instance.be$(varNum, seq);  // replace the sequence in the non-bound context<text:line-break/>             }<text:line-break/>          } else if (seq &lt;&lt;is immutable&gt;&gt;) {<text:line-break/>                // Convert to mutable<text:line-break/>                seq == &lt;&lt;ArraySequence copy of seq&gt;&gt;;<text:line-break/>                instance.be$(varNum, seq);  // replace the sequence in the non-bound context<text:line-break/>          }<text:line-break/>          return seq;<text:line-break/>       } </text:span></text:p>
      <text:p text:style-name="Text_20_body"/>
      <text:p text:style-name="Text_20_body">This can be used in a mutation method called by generated code (this for slice assignment, but also used by other mutation methods (including insert, delete, etc):</text:p>
      <text:p text:style-name="P30">     public static &lt;T&gt; void replaceSlice(FXBase instance, int varNum, Sequence&lt;? extends T&gt; newValues, </text:p>
      <text:p text:style-name="P30">     <text:s text:c="56"/>int startPos, int endPos/*exclusive*/) {<text:line-break/>        Sequence&lt;? extends T&gt; seq = <text:span text:style-name="T8">getMutable</text:span>(instance, varNum);<text:line-break/>        int newLen = newValues.size();<text:line-break/>        instance.invalidate$(varNum, startPos, endPos, newLen, INVALIDATION_PHASE);<text:line-break/>        replaceSlice(seq, newValues, startPos, endPos);  // replace the slice in seq <text:line-break/>        instance.invalidate$(varNum, startPos, endPos, newLen, TRIGGER_PHASE);<text:line-break/>    } </text:p>
      <text:p text:style-name="Text_20_body"/>
      <text:p text:style-name="Text_20_body">Note that this gets the slice from the instance, makes it mutable if it isn't (setting the instance variable), makes the modifications, and sends before and after invalidation notifications.</text:p>
      <text:p text:style-name="Text_20_body">The above approach does notifications with a slice that has not been corrected and also converts to mutable in cases where it is not needed. <text:s/>So, alternatively, initially only the check for modification of a bound sequence is done:</text:p>
      <text:p text:style-name="P27"><text:span text:style-name="T11">      private static &lt;T&gt; Sequence&lt;? extends T&gt; get(FXObject instance, int varNum) {<text:line-break/>          Sequence&lt;? extends T&gt; seq = instance.get$(varNum); // get sequence var value<text:line-break/>          if (seq instanceof SequenceRef) {<text:line-break/>             // This is a reference to a bound sequence variable<text:line-break/>             SequenceRef&lt;? extends T&gt; sr = (SequenceRef&lt;? extends T&gt;)seq;<text:line-break/>             if (sr.instance == instance &amp;&amp; sr.varNum == varNum) {<text:line-break/>                // This is an attempt to modify a bound sequence<text:line-break/>                throw new BindingException(...);<text:line-break/>             }<text:line-break/>          }<text:line-break/>          return seq;<text:line-break/>       } </text:span></text:p>
      <text:p text:style-name="Text_20_body"/>
      <text:p text:style-name="Text_20_body">It is determined if a modification is even needed first:</text:p>
      <text:p text:style-name="P30"><text:s text:c="4"/>public static &lt;T&gt; void replaceSlice(FXBase instance, int varNum, <text:s/>Sequence&lt;? extends T&gt; newValues, </text:p>
      <text:p text:style-name="P30"><text:s text:c="60"/>int startPos, int endPos/*exclusive*/) {</text:p>
      <text:p text:style-name="P30"><text:s text:c="8"/>Sequence&lt;? extends T&gt; seq = get(instance, varNum);</text:p>
      <text:p text:style-name="P30"><text:s text:c="8"/>int oldSize = seq.size();</text:p>
      <text:p text:style-name="P30"><text:s text:c="8"/>if (startPos &lt; 0)</text:p>
      <text:p text:style-name="P30"><text:s text:c="12"/>startPos = 0;</text:p>
      <text:p text:style-name="P30"><text:s text:c="8"/>else if (startPos &gt; oldSize)</text:p>
      <text:p text:style-name="P30"><text:s text:c="12"/>startPos = oldSize;</text:p>
      <text:p text:style-name="P30"><text:s text:c="8"/>if (endPos &gt; oldSize)</text:p>
      <text:p text:style-name="P30"><text:s text:c="12"/>endPos = oldSize;</text:p>
      <text:p text:style-name="P30"><text:s text:c="8"/>else if (endPos &lt; startPos)</text:p>
      <text:p text:style-name="P30"><text:s text:c="12"/>endPos = startPos;</text:p>
      <text:p text:style-name="P30"><text:s text:c="8"/>if (newValues == null ? </text:p>
      <text:p text:style-name="P30"><text:soft-page-break/><text:s text:c="18"/>startPos == endPos</text:p>
      <text:p text:style-name="P30"><text:s text:c="16"/>: sliceEqual(seq, startPos, endPos, newValues)) {</text:p>
      <text:p text:style-name="P30"><text:s text:c="12"/>return seq;</text:p>
      <text:p text:style-name="P30"><text:s text:c="8"/>}</text:p>
      <text:p text:style-name="P30"><text:s text:c="8"/>if (seq &lt;&lt;is immutable&gt;&gt;) {<text:line-break/> <text:s text:c="10"/>// Convert to mutable<text:line-break/> <text:s text:c="10"/>seq == &lt;&lt;ArraySequence copy of seq&gt;&gt;;<text:line-break/> <text:s text:c="10"/>instance.be$(varNum, seq); // replace the sequence in the non-bound context<text:line-break/> <text:s text:c="7"/>}</text:p>
      <text:p text:style-name="P30"><text:s text:c="8"/>int newLen = newValues.size();<text:line-break/> <text:s text:c="7"/>instance.invalidate$(varNum, startPos, endPos, newLen, INVALIDATION_PHASE);<text:line-break/> <text:s text:c="7"/>replaceSlice(seq, newValues, startPos, endPos);  // replace the slice in seq <text:line-break/> <text:s text:c="7"/>instance.invalidate$(varNum, startPos, endPos, newLen, TRIGGER_PHASE); <text:s text:c="2"/>}</text:p>
      <text:p text:style-name="P30"><text:s text:c="5"/>}</text:p>
      <text:h text:style-name="Heading_20_2" text:outline-level="2">Update Methods</text:h>
      <text:p text:style-name="Text_20_body">The three sequence update methods directly parallel the non-sequence versions, but have additional parameters:</text:p>
      <text:p text:style-name="Code"/>
      <text:p text:style-name="Code">notifyDependents$(int varNum, int begin, int end, int newLen, int phase)</text:p>
      <text:p text:style-name="Code">update$(FXObject instance, int varNum, int begin, int end, int newLen, int phase)</text:p>
      <text:p text:style-name="Code">invalidate$xyz(int begin, int end, int newLen, int phase)</text:p>
      <text:p text:style-name="Code"/>
      <text:p text:style-name="Text_20_body">The relationship between them is exactly like the non-sequence methods.<text:span text:style-name="T8"> <text:s/>These are overloaded methods. </text:span><text:s/>Note: for consistency the method is call “invalidate”, however, for sequences, an invalidation mechanism is not used. Non-bound variables (sequence or not) have their actual value, so invalidation does not apply to them. <text:s/>Bound sequences are virtual, implemented as transformation and thus have not underlying cache to invalidate. <text:s/>There is however, a cached SequenceRef used outside the bind that is reified and disconnected on invalidation. <text:s/>And sequence invalidation can trigger invalidation of non-sequence binds (eg, bind seq[k]). <text:s/>The notifyDependents method is used on the invalidating side to notify other class instances that a sequence has changed. <text:s/>The other two are used on the invalidated side. <text:s text:c="2"/>The update method is used to <text:span text:style-name="T8">inverse multiplex these notification to the variable-specific invalidate$xyz methods. <text:s/>As is the case with non-sequences, inter-class update (notifyDependents and update) are only used for bound member select – thus the invalidated slice exactly matches. <text:s/>For bound sequence expressions which include member selection the selection is broken out as a separate bound variable. <text:s/>Thus all complexity is at the intra-class level.</text:span></text:p>
      <text:p text:style-name="P7">The parameters are as follows:</text:p>
      <text:list xml:id="list35652918" text:style-name="L2">
        <text:list-item>
          <text:p text:style-name="P21">varNum indicates the sequence variable that has changed</text:p>
        </text:list-item>
        <text:list-item>
          <text:p text:style-name="P21">begin is the beginning index of the changed slice</text:p>
        </text:list-item>
        <text:list-item>
          <text:p text:style-name="P21">end is the end index of the changed slice</text:p>
        </text:list-item>
        <text:list-item>
          <text:p text:style-name="P21">newLen is the length of the sequence that replaces the slice [begin..end]</text:p>
        </text:list-item>
        <text:list-item>
          <text:p text:style-name="P21">phase is the update phase: INV_PHASE or TRIGGER_PHASE</text:p>
        </text:list-item>
      </text:list>
      <text:h text:style-name="P31" text:outline-level="2">Access Methods</text:h>
      <text:p text:style-name="P7">In addition to the standard get$xyz, be$xyz, and set$xyz methods, a sequence length and element get method are generated for sequence variables. <text:s/>These match the needs of Sequence in general:</text:p>
      <text:p text:style-name="P14"><text:soft-page-break/></text:p>
      <text:p text:style-name="P14">T get$xyz(int pos)</text:p>
      <text:p text:style-name="P14">int size$xyz()</text:p>
      <text:p text:style-name="P14"/>
      <text:p text:style-name="P7">Additionally, like the other methods which switch to the variable specific method based on the varNum, These match the needs of SequenceRef in particular:</text:p>
      <text:p text:style-name="P14"/>
      <text:p text:style-name="P14">Object get$(int varNum, int pos)</text:p>
      <text:p text:style-name="P14">int size$(int varNum)</text:p>
      <text:h text:style-name="P31" text:outline-level="2">Non-Bound Sequences</text:h>
      <text:p text:style-name="P7">For the variable declaration:</text:p>
      <text:p text:style-name="P14">var seq : Foo[];</text:p>
      <text:p text:style-name="P14"/>
      <text:p text:style-name="P7">A sketch of the generated code follows:</text:p>
      <text:p text:style-name="P14"/>
      <text:p text:style-name="P14">Sequence&lt;? extends Foo&gt; $ seq = TypeInfo.&lt;Foo&gt;getTypeInfo().emptySequence;</text:p>
      <text:p text:style-name="P14"/>
      <text:p text:style-name="P14">Foo get$b(int pos) {</text:p>
      <text:p text:style-name="P14"><text:s text:c="3"/>return $b.get(pos);</text:p>
      <text:p text:style-name="P14">}</text:p>
      <text:p text:style-name="P14"/>
      <text:p text:style-name="P14">int size$seq() {</text:p>
      <text:p text:style-name="P14"><text:s text:c="3"/>return $seq .size();</text:p>
      <text:p text:style-name="P14">}</text:p>
      <text:p text:style-name="P14"/>
      <text:p text:style-name="P14">Sequence&lt;? extends Foo&gt; get$seq() {</text:p>
      <text:p text:style-name="P14"><text:s text:c="3"/>return $seq;</text:p>
      <text:p text:style-name="P14">}</text:p>
      <text:p text:style-name="P14"/>
      <text:p text:style-name="P14">Sequence&lt;? extends Foo&gt; be$seq(Sequence&lt;? extends Foo&gt; nv) {</text:p>
      <text:p text:style-name="P14"><text:s text:c="3"/>return $seq = nv;</text:p>
      <text:p text:style-name="P14">}</text:p>
      <text:p text:style-name="P19"/>
      <text:p text:style-name="P14"/>
      <text:p text:style-name="P7">This is sufficient since all actions on a sequence are supported. <text:s/>Mutative actions are represented as slice replacement. <text:s/>This work (sequence modification and invalidate$ calls) is all handled by static methods on Sequences. Note that, unlike non-sequences, be$ is not responsible for update handling and simply sets the value – since it is only used by Sequences methods via varNum only a varNum version is actually needed (see below). <text:s/></text:p>
      <text:p text:style-name="P7">For example, insertion:</text:p>
      <text:p text:style-name="P14">insert blah into seq;</text:p>
      <text:p text:style-name="P14"/>
      <text:p text:style-name="P7">Becomes:</text:p>
      <text:p text:style-name="P14">Sequences.insert(this, VOFF$seq, blah);</text:p>
      <text:p text:style-name="P7"><text:span text:style-name="T8"/></text:p>
      <text:p text:style-name="P7"><text:soft-page-break/>Even assign:</text:p>
      <text:p text:style-name="P14">seq = b2;</text:p>
      <text:p text:style-name="P14"/>
      <text:p text:style-name="P7">Becomes:</text:p>
      <text:p text:style-name="P14">Sequences.set(this, VOFF$seq, b2);</text:p>
      <text:p text:style-name="P7"/>
      <text:p text:style-name="P7">So, no set$ method is generated. <text:s/></text:p>
      <text:p text:style-name="P7"/>
      <text:p text:style-name="P7">The methods in Sequences propagate update information through the invalidate method:</text:p>
      <text:p text:style-name="P7"/>
      <text:p text:style-name="Code">void invalidate$seq(int begin, int end, int newLen, int phase) <text:s/>{</text:p>
      <text:p text:style-name="Code"><text:s text:c="3"/>… // invalidate any in-instance dependents</text:p>
      <text:p text:style-name="Code"/>
      <text:p text:style-name="Code"><text:s text:c="3"/>notifyDependents$(VOFF$seq, begin, end, newLen, phase);</text:p>
      <text:p text:style-name="Code"><text:s text:c="2"/></text:p>
      <text:p text:style-name="Code"><text:s text:c="3"/>if (phase == TRIGGER_PHASE) {</text:p>
      <text:p text:style-name="Code"><text:s text:c="6"/>onReplace$seq(begin, end, newLen);</text:p>
      <text:p text:style-name="Code"><text:s text:c="3"/>}</text:p>
      <text:p text:style-name="Code">}</text:p>
      <text:p text:style-name="Code"/>
      <text:p text:style-name="Code">void onReplace$seq(int begin, int end, int newLen) {</text:p>
      <text:p text:style-name="Code"><text:span text:style-name="T5"><text:s text:c="8"/></text:span>// Trigger body, if any</text:p>
      <text:p text:style-name="Code">}</text:p>
      <text:p text:style-name="P9"/>
      <text:p text:style-name="Text_20_body">Note: unlike non-sequences, on-replace is triggered directly by invalidation. <text:s/>This leaves the cases where false-positive invalidations are sent up to Sequences to determine – the previous implementation sent false-positive sequence on-replace in some case. <text:s/>And this will be an optimization tuning choice.</text:p>
      <text:p text:style-name="Text_20_body">Because the Sequences implementation works off instance X varNum pairs, it must have access to the sequence via varNum versions of these:</text:p>
      <text:list xml:id="list36292680" text:style-name="L5">
        <text:list-item>
          <text:p text:style-name="P24">get$(varNum)</text:p>
        </text:list-item>
        <text:list-item>
          <text:p text:style-name="P24">get$(varNum, int)</text:p>
        </text:list-item>
        <text:list-item>
          <text:p text:style-name="P24">size$(varNum)</text:p>
        </text:list-item>
        <text:list-item>
          <text:p text:style-name="P24">be$(varNum)</text:p>
        </text:list-item>
        <text:list-item>
          <text:p text:style-name="P24">invalidate$(varNum, int begin, int end, int newLen, phase)</text:p>
        </text:list-item>
      </text:list>
      <text:h text:style-name="P31" text:outline-level="2">Bound Sequences</text:h>
      <text:p text:style-name="Text_20_body">Bound sequence support builds on the above. <text:s/>The get element and size accessors are computed for each sequence creation form. <text:s/>The be$ and set$ methods are unneeded for bound sequences. The getter, for passing to non-bound contexts, returns the SequenceRef:</text:p>
      <text:p text:style-name="Code">Sequence&lt;T&gt; get$seq() { <text:line-break/> <text:s text:c="2"/>if ($seq == null) <text:s/>{<text:line-break/><text:soft-page-break/> <text:s text:c="5"/>$seq = new SequenceRef(&lt;&lt;typeinfo T&gt;&gt;, this, VOFF$seq); <text:line-break/> <text:s text:c="2"/>} </text:p>
      <text:p text:style-name="Code"><text:s text:c="3"/>return $seq; <text:line-break/>}</text:p>
      <text:p text:style-name="Text_20_body"/>
      <text:p text:style-name="Text_20_body">Note there is no field representing the sequence itself – so, the field of that name is used to cache the (normally null) SequenceRef.</text:p>
      <text:p text:style-name="Text_20_body">Invalidate, like the non-bound form, invalidates dependents (intra-instance and inter-instance), calls on-replace, but also must reset the cached SequenceRef:</text:p>
      <text:p text:style-name="Code">void invalidate$seq(int begin, int end, int newLen, int phase) <text:s/>{</text:p>
      <text:p text:style-name="Code"><text:s text:c="3"/>… // invalidate any in-instance dependents</text:p>
      <text:p text:style-name="Code"/>
      <text:p text:style-name="Code"><text:s text:c="3"/>notifyDependents$(VOFF$seq, begin, end, newLen, phase);</text:p>
      <text:p text:style-name="Code"/>
      <text:p text:style-name="Code"><text:s text:c="3"/>if ($seq != null) {</text:p>
      <text:p text:style-name="Code"><text:s text:c="6"/>$seq.save();</text:p>
      <text:p text:style-name="Code"><text:s text:c="6"/>$seq = null;</text:p>
      <text:p text:style-name="Code"><text:s text:c="3"/>}</text:p>
      <text:p text:style-name="Code"><text:s text:c="2"/></text:p>
      <text:p text:style-name="Code"><text:s text:c="3"/>if (phase == TRIGGER_PHASE) {</text:p>
      <text:p text:style-name="Code"><text:s text:c="6"/>onReplace$seq(begin, end, newLen);</text:p>
      <text:p text:style-name="Code"><text:s text:c="3"/>}</text:p>
      <text:p text:style-name="Code">}</text:p>
      <text:p text:style-name="Code"/>
      <text:p text:style-name="Text_20_body">Let's start simple:</text:p>
      <text:h text:style-name="Heading_20_3" text:outline-level="3">Bound Range Sequence</text:h>
      <text:p text:style-name="Code"/>
      <text:p text:style-name="Code">def range = bind [rb .. re]</text:p>
      <text:p text:style-name="Text_20_body"/>
      <text:p text:style-name="Text_20_body">The range begin and end are factored out into private bound variables of bind implementation (similar to what is done for dependents of bound non-sequences):</text:p>
      <text:p text:style-name="Code">int $rb;</text:p>
      <text:p text:style-name="Code">int $re;</text:p>
      <text:p text:style-name="Code"/>
      <text:p text:style-name="Text_20_body">The dependency information for $rb and $re generated in the normal way. <text:s/>But the accessor methods are simplified. there is no need for be$, set$, or onReplace$ – and the get$ method is simply the expression calculation returned – without flag checks or be$ calls – this is important because of two phase usage (see <text:span text:style-name="T8">invalidate$rb</text:span>() below) where the getter is called twice before the value is set. </text:p>
      <text:p text:style-name="P14">int get$rb() {</text:p>
      <text:p text:style-name="P14"><text:s text:c="3"/>return get$x() + get$y(); // for example if it was [(x+y)..</text:p>
      <text:p text:style-name="P14">}</text:p>
      <text:p text:style-name="Code"/>
      <text:p text:style-name="Text_20_body">The sequence accessors are simply computed from the range ends:</text:p>
      <text:p text:style-name="P14">int get$range(int pos) {</text:p>
      <text:p text:style-name="P14"><text:soft-page-break/><text:s text:c="3"/>return (pos &gt; 0 &amp;&amp; pos &lt; ($re-$rb))? pos + $rb : null;</text:p>
      <text:p text:style-name="P14">}</text:p>
      <text:p text:style-name="P14"/>
      <text:p text:style-name="P14">int size$range() {</text:p>
      <text:p text:style-name="P14"><text:s text:c="3"/>return max(0, $re-$rb);</text:p>
      <text:p text:style-name="P14">}</text:p>
      <text:p text:style-name="P14"/>
      <text:p text:style-name="P7">Sequence invalidation is generated only for on-replace and bound expressions dependent on this bound sequence variable. <text:s/>Sequence invalidation is not needed or used by the bound sequence implementation. <text:s/></text:p>
      <text:p text:style-name="P7">Sequence invalidation is implemented by transformation of the invalidation of the range ends:</text:p>
      <text:p text:style-name="P14">void invalidate$rb(int phase) {</text:p>
      <text:p text:style-name="P14"><text:s text:c="3"/>int before = $rb;</text:p>
      <text:p text:style-name="P14"><text:s text:c="3"/>int after = get$rb();</text:p>
      <text:p text:style-name="P14"><text:s text:c="3"/>if (after &gt; before) {</text:p>
      <text:p text:style-name="P14"><text:s text:c="6"/>invalidate$range(0, min(after, $re) - before, 0, phase);</text:p>
      <text:p text:style-name="P14"><text:s text:c="3"/>} else if (after &lt; before) {</text:p>
      <text:p text:style-name="P14"><text:s text:c="6"/>invalidate$range(0, -1, before-after, phase);</text:p>
      <text:p text:style-name="P14"><text:s text:c="3"/>}</text:p>
      <text:p text:style-name="P14"><text:s text:c="3"/>if (phase == TRIGGER_PHASE) {</text:p>
      <text:p text:style-name="P14"><text:s text:c="6"/>// old vs new delta done, set the new value for use the next time around</text:p>
      <text:p text:style-name="P14"><text:s text:c="6"/>$rb = after;</text:p>
      <text:p text:style-name="P14"><text:s text:c="3"/>}</text:p>
      <text:p text:style-name="P14">}</text:p>
      <text:p text:style-name="P14"><text:s text:c="12"/></text:p>
      <text:h text:style-name="Heading_20_3" text:outline-level="3">Bound Explicit Sequence (Non-Nullable)</text:h>
      <text:p text:style-name="Code"/>
      <text:p text:style-name="Code">def explicit = [x, y, z];</text:p>
      <text:p text:style-name="Code"/>
      <text:p text:style-name="Text_20_body">For explicit sequences built of non-nullable expressions (which, besides the built-in types, includes expressions such as instantiation), the generated code can be quite simple:</text:p>
      <text:p text:style-name="Code"/>
      <text:p text:style-name="Code">float $x; <text:s/>// plus bound accessors</text:p>
      <text:p text:style-name="Code">float $y; <text:s/>// plus bound accessors</text:p>
      <text:p text:style-name="Code">float $z; <text:s/>// plus bound accessors</text:p>
      <text:p text:style-name="Code"/>
      <text:p text:style-name="P14">float get$explicit(int pos) {</text:p>
      <text:p text:style-name="P14"><text:s text:c="3"/>switch (pos) {</text:p>
      <text:p text:style-name="P14"><text:s text:c="3"/>case 0:</text:p>
      <text:p text:style-name="P14"><text:s text:c="6"/>return $x;</text:p>
      <text:p text:style-name="P14"><text:s text:c="3"/>case 1:</text:p>
      <text:p text:style-name="P14"><text:s text:c="6"/>return $y;</text:p>
      <text:p text:style-name="P14"><text:s text:c="3"/>case 2:</text:p>
      <text:p text:style-name="P14"><text:s text:c="6"/>return $z;</text:p>
      <text:p text:style-name="P14"><text:s text:c="3"/>default:</text:p>
      <text:p text:style-name="P14"><text:s text:c="6"/>return 0.0f;</text:p>
      <text:p text:style-name="P14"><text:soft-page-break/>}</text:p>
      <text:p text:style-name="P14"/>
      <text:p text:style-name="P14">int size$explicit() {</text:p>
      <text:p text:style-name="P14"><text:s text:c="3"/>return 3;</text:p>
      <text:p text:style-name="P14">}</text:p>
      <text:p text:style-name="P14"/>
      <text:p text:style-name="P14">void invalidate$x(int phase) {</text:p>
      <text:p text:style-name="P14"><text:s text:c="3"/>invalidate$explicit(0, 0, 1, phase);</text:p>
      <text:p text:style-name="P14">}</text:p>
      <text:p text:style-name="P14"/>
      <text:p text:style-name="P14">void invalidate$y(int phase) {</text:p>
      <text:p text:style-name="P14"><text:s text:c="3"/>invalidate$explicit(1, 1, 1, phase);</text:p>
      <text:p text:style-name="P14">}</text:p>
      <text:p text:style-name="P14"/>
      <text:p text:style-name="P14">void invalidate$z(int phase) {</text:p>
      <text:p text:style-name="P14"><text:s text:c="3"/>invalidate$explicit(2, 2, 1, phase);</text:p>
      <text:p text:style-name="P14">}</text:p>
      <text:p text:style-name="Text_20_body"/>
      <text:h text:style-name="Heading_20_3" text:outline-level="3"/>
      <text:h text:style-name="P33" text:outline-level="3">Bound Explicit Sequence (of Sequences)</text:h>
      <text:p text:style-name="Code"/>
      <text:p text:style-name="Code">def bess = bind [s1, s2, s3];</text:p>
      <text:p text:style-name="Code"/>
      <text:p text:style-name="Text_20_body">Here the complexity is in mapping the positions in the synthetic sequence. <text:s/>Since explicit sequences tend to have a small number of source items, sequential checks are not only simplest but probably most efficient. <text:s/>For long lists of source sequences many optimizations are possible. <text:s/>Even this simple sequential check could be optimized:</text:p>
      <text:p text:style-name="Code"/>
      <text:p text:style-name="P14">Bar get$bess(int pos) {</text:p>
      <text:p text:style-name="P14"><text:s text:c="3"/>int start = 0;</text:p>
      <text:p text:style-name="P14"><text:s text:c="3"/>int next = size$s1();</text:p>
      <text:p text:style-name="P14"><text:s text:c="3"/>if (pos &lt; next) {</text:p>
      <text:p text:style-name="P14"><text:s text:c="6"/>return get$s1(pos – start);</text:p>
      <text:p text:style-name="P14"><text:s text:c="3"/>}</text:p>
      <text:p text:style-name="P14"><text:s text:c="3"/>start = next;</text:p>
      <text:p text:style-name="P14"><text:s text:c="3"/>next += size$s2();</text:p>
      <text:p text:style-name="P14"><text:s text:c="3"/>if (pos &lt; next) {</text:p>
      <text:p text:style-name="P14"><text:s text:c="6"/>return get$s2(pos – start);</text:p>
      <text:p text:style-name="P14"><text:s text:c="3"/>}</text:p>
      <text:p text:style-name="P14"><text:s text:c="3"/>start = next;</text:p>
      <text:p text:style-name="P14"><text:s text:c="3"/>next += size$s3();</text:p>
      <text:p text:style-name="P14"><text:s text:c="3"/>if (pos &lt; next) {</text:p>
      <text:p text:style-name="P14"><text:s text:c="6"/>return get$s3(pos – start);</text:p>
      <text:p text:style-name="P14"><text:s text:c="3"/>}</text:p>
      <text:p text:style-name="P14"><text:s text:c="3"/>return null;</text:p>
      <text:p text:style-name="P14">}</text:p>
      <text:p text:style-name="P14"/>
      <text:p text:style-name="P14">int size$bess() {</text:p>
      <text:p text:style-name="P14"><text:s text:c="3"/>return size$s1() + size$s2() + size$s3();</text:p>
      <text:p text:style-name="P14">}</text:p>
      <text:p text:style-name="P14"/>
      <text:p text:style-name="P14">void invalidate$s1(int begin, int end, int newLen, int phase) {</text:p>
      <text:p text:style-name="P14"><text:s text:c="3"/>int start = 0;</text:p>
      <text:p text:style-name="P14"><text:s text:c="3"/>invalidate$bess(start+begin, start+end, newLen, phase);</text:p>
      <text:p text:style-name="P14">}</text:p>
      <text:p text:style-name="P14"/>
      <text:p text:style-name="P14">void invalidate$s2(int begin, int end, int newLen, int phase) {</text:p>
      <text:p text:style-name="P14"><text:s text:c="3"/>int start = size$s1();</text:p>
      <text:p text:style-name="P14"><text:s text:c="3"/>invalidate$bess(start+begin, start+end, newLen, phase);</text:p>
      <text:p text:style-name="P14">}</text:p>
      <text:p text:style-name="P14"/>
      <text:p text:style-name="P14">void invalidate$s3(int begin, int end, int newLen, int phase) {</text:p>
      <text:p text:style-name="P14"><text:s text:c="3"/>int start = size$s1() + size$s2();</text:p>
      <text:p text:style-name="P14"><text:s text:c="3"/>invalidate$bess(start+begin, start+end, newLen, phase);</text:p>
      <text:p text:style-name="P14">}</text:p>
      <text:p text:style-name="P14"/>
      <text:p text:style-name="P14"><text:soft-page-break/></text:p>
      <text:p text:style-name="Text_20_body">The handling of explicit sequences composed of mixed non-nullable, nullable singleton, and sequences lies between these two versions.</text:p>
      <text:h text:style-name="Heading_20_3" text:outline-level="3">Bound Slice</text:h>
      <text:p text:style-name="Code"/>
      <text:p text:style-name="Code">bind blice = q[lb..le];</text:p>
      <text:p text:style-name="Code"/>
      <text:p text:style-name="Text_20_body">The generated code for this case is an extension of the simple range case. <text:s/></text:p>
      <text:p text:style-name="Code"/>
      <text:p text:style-name="Code">int $lb; <text:s text:c="25"/>// plus bound accessors</text:p>
      <text:p text:style-name="Code">int $le; <text:s text:c="25"/>// plus bound accessors</text:p>
      <text:p text:style-name="Code">Sequence&lt;Baz&gt; $q; <text:s text:c="3"/>// plus bound accessors</text:p>
      <text:p text:style-name="Code"/>
      <text:p text:style-name="P14">Baz get$blice(int pos) {</text:p>
      <text:p text:style-name="P14"><text:s text:c="3"/>if (pos &lt; 0 || pos &gt; ($lb - $le)) {</text:p>
      <text:p text:style-name="P14"><text:s text:c="6"/>return null;</text:p>
      <text:p text:style-name="P14"><text:s text:c="3"/>}</text:p>
      <text:p text:style-name="P14"><text:s text:c="3"/>return get$q($lb + pos);</text:p>
      <text:p text:style-name="P14">}</text:p>
      <text:p text:style-name="P14"/>
      <text:p text:style-name="P14">int size$blice() {</text:p>
      <text:p text:style-name="P14"><text:s text:c="3"/>return max(0, min($le, size$q()) - max(0, $lb));</text:p>
      <text:p text:style-name="P14">}</text:p>
      <text:p text:style-name="P14"/>
      <text:p text:style-name="P14">void invalidate$lb(int phase) {</text:p>
      <text:p text:style-name="P14"><text:s text:c="3"/>int before = $lb;</text:p>
      <text:p text:style-name="P14"><text:s text:c="3"/>int after = get$lb();</text:p>
      <text:p text:style-name="P14"><text:s text:c="3"/>if (after &gt; before) {</text:p>
      <text:p text:style-name="P14"><text:s text:c="6"/>invalidate$blice(....); //TODO</text:p>
      <text:p text:style-name="P14"><text:s text:c="3"/>} else if (after &lt; before) {</text:p>
      <text:p text:style-name="P14"><text:s text:c="6"/>invalidate$blice(...); //TODO</text:p>
      <text:p text:style-name="P14"><text:s text:c="3"/>}</text:p>
      <text:p text:style-name="P14">}</text:p>
      <text:p text:style-name="P14"/>
      <text:p text:style-name="P14">void invalidate$le(int phase) {</text:p>
      <text:p text:style-name="P14"><text:s text:c="3"/>int before = $le;</text:p>
      <text:p text:style-name="P14"><text:s text:c="3"/>int after = get$le();</text:p>
      <text:p text:style-name="P14"><text:s text:c="3"/>if (after &gt; before) {</text:p>
      <text:p text:style-name="P14"><text:s text:c="6"/>invalidate$blice(....); //TODO</text:p>
      <text:p text:style-name="P14"><text:s text:c="3"/>} else if (after &lt; before) {</text:p>
      <text:p text:style-name="P14"><text:s text:c="6"/>invalidate$blice(....); //TODO</text:p>
      <text:p text:style-name="P14"><text:s text:c="3"/>}</text:p>
      <text:p text:style-name="P14">}</text:p>
      <text:p text:style-name="P14"/>
      <text:p text:style-name="P14">void invalidate$q(int begin, int end, int newLen, int phase) {</text:p>
      <text:p text:style-name="P14"><text:s text:c="3"/>invalidate$blice(....); //TODO</text:p>
      <text:p text:style-name="P14"><text:soft-page-break/>}</text:p>
      <text:p text:style-name="P14"/>
      <text:h text:style-name="Heading_20_3" text:outline-level="3">Bound Sequence Element</text:h>
      <text:p text:style-name="Code"/>
      <text:p text:style-name="Code">var elem = bind w[k]</text:p>
      <text:p text:style-name="Code"/>
      <text:p text:style-name="Text_20_body">Generates non-bound boiler-plate, plus:</text:p>
      <text:p text:style-name="P14">Blah get$elem() {</text:p>
      <text:p text:style-name="P14"><text:s text:c="3"/>if (!isValidValue$(VOFF$elem)) {</text:p>
      <text:p text:style-name="P14"><text:s text:c="6"/>be$elem(get$w(get$k()));</text:p>
      <text:p text:style-name="P14"><text:s text:c="3"/>}</text:p>
      <text:p text:style-name="P14"><text:s text:c="3"/>return $elem;</text:p>
      <text:p text:style-name="P14">}</text:p>
      <text:p text:style-name="P14"/>
      <text:p text:style-name="Code">void invalidate$k() {</text:p>
      <text:p text:style-name="Code"><text:s text:c="3"/>invalidate$elem();</text:p>
      <text:p text:style-name="Code">}</text:p>
      <text:p text:style-name="Code"/>
      <text:p text:style-name="Code">void invalidate$w(<text:span text:style-name="T8">int begin, int end, int newLen) {</text:span></text:p>
      <text:p text:style-name="P14"><text:s text:c="3"/>if ($k &gt;= begin &amp;&amp; ($k &lt; end || (end – begin) != newLen)) {</text:p>
      <text:p text:style-name="P14"><text:s text:c="6"/>invalidate$elem();</text:p>
      <text:p text:style-name="P14"><text:s text:c="3"/>}</text:p>
      <text:p text:style-name="P14">}</text:p>
      <text:h text:style-name="Heading_20_3" text:outline-level="3">Bound For-Expression (Simple)</text:h>
      <text:p text:style-name="Code"/>
      <text:p text:style-name="Code">def sbf = bind for (i in sst) { i * 2 }</text:p>
      <text:p text:style-name="Code"/>
      <text:p text:style-name="Text_20_body">In cases where for-expression bodies are non-nullable and do not have (bound) variables within the body (either user written or present through decomposition) the generated code is straight-forward:</text:p>
      <text:p text:style-name="P14"/>
      <text:p text:style-name="P14">int get$sbf(int pos) {</text:p>
      <text:p text:style-name="P14"><text:s text:c="3"/>if (pos &lt; 0 || pos &gt;= size$sbf()) {</text:p>
      <text:p text:style-name="P14"><text:s text:c="6"/>return 0;</text:p>
      <text:p text:style-name="P14"><text:s text:c="3"/>}</text:p>
      <text:p text:style-name="P14"><text:s text:c="3"/>return get$sst(pos) * 2;;</text:p>
      <text:p text:style-name="P14">}</text:p>
      <text:p text:style-name="P14"/>
      <text:p text:style-name="P14">int size$sbf() {</text:p>
      <text:p text:style-name="P14"><text:s text:c="3"/>return size$sst();</text:p>
      <text:p text:style-name="P14">}</text:p>
      <text:p text:style-name="Code"/>
      <text:p text:style-name="Code">void invalidate$sst(<text:span text:style-name="T8">int begin, int end, int newLen) {</text:span></text:p>
      <text:p text:style-name="P14"><text:s text:c="3"/>invalidate$sbf(begin, end, newLen);</text:p>
      <text:p text:style-name="P14">}</text:p>
      <text:p text:style-name="P14"/>
      <text:p text:style-name="Code"><text:soft-page-break/></text:p>
      <text:h text:style-name="Heading_20_3" text:outline-level="3">Bound For-Expression (General)</text:h>
      <text:p text:style-name="Code"/>
      <text:p text:style-name="Code">def bf = bind for (iv in st) { </text:p>
      <text:p text:style-name="Code"><text:s text:c="3"/>def vv = zorp(indexof iv);</text:p>
      <text:p text:style-name="Code"><text:s text:c="3"/>foo(iv, ext, vv) </text:p>
      <text:p text:style-name="Code">}</text:p>
      <text:p text:style-name="Code"/>
      <text:p text:style-name="Text_20_body">In the general case where the for-expression body is nullable or a sequence and there are bound variables defined within the body and dependencies on indexof, a class can be generated as if it were the following JavaFX code:</text:p>
      <text:p text:style-name="Code"/>
      <text:p text:style-name="Code">class bfElem {</text:p>
      <text:p text:style-name="Code"><text:s text:c="3"/>def outer;</text:p>
      <text:p text:style-name="Code"><text:s text:c="3"/>var iv;</text:p>
      <text:p text:style-name="Code"><text:s text:c="3"/>var indexof;</text:p>
      <text:p text:style-name="Code"><text:s text:c="3"/>def vv = bind zorp(indexof);</text:p>
      <text:p text:style-name="Code"><text:s text:c="3"/>def result = bind foo(iv, outer.ext);</text:p>
      <text:p text:style-name="Code">}</text:p>
      <text:p text:style-name="Code"/>
      <text:p text:style-name="Text_20_body">Note that any body variables become bound instance variables and that references to “indexof iv” become references to the instance variable indexof.</text:p>
      <text:p text:style-name="Text_20_body">A Sequence of these instances is created – one element for each <text:s/>element in the source Sequence “st”:</text:p>
      <text:p text:style-name="Code"/>
      <text:p text:style-name="Code">ArraySeqeuence&lt;bfElem&gt; for$bf;</text:p>
      <text:p text:style-name="Code"/>
      <text:p text:style-name="Text_20_body">A dependency is registered with the instances of this Sequence to for$bf (it could be any unique VOFF). <text:s/>Invalidation of element (because of external dependencies or changes to the induction variable or the indexof) will occur from the standard mechanism via bfElem. <text:s/>The update$ will not, as standard, compare the instance, but instead use it to index to invalidation:</text:p>
      <text:p text:style-name="Code"/>
      <text:p text:style-name="Code">void update$(final FXObject instance$, final int varNum$) {</text:p>
      <text:p text:style-name="Code"><text:s text:c="3"/>…</text:p>
      <text:p text:style-name="Code"><text:s text:c="3"/>if (varNum$ == VOFF$bfElem$result) {</text:p>
      <text:p text:style-name="Code"><text:s text:c="6"/>int idx = ((bfElem) instance$).indexof;</text:p>
      <text:p text:style-name="Code"><text:s text:c="6"/>invalidate$bf(idx, idx+1, 1);</text:p>
      <text:p text:style-name="Code"><text:s text:c="3"/>}</text:p>
      <text:p text:style-name="Code"><text:s text:c="3"/>…</text:p>
      <text:p text:style-name="Code">}</text:p>
      <text:p text:style-name="Code"/>
      <text:p text:style-name="Text_20_body">To trigger update on induction variable or indexof changes, they must be updated on changes to the source Sequence. <text:s/>The for$bf Sequence should be adjusted to additions or deletions in the sequence, but this shows update mechanism:</text:p>
      <text:p text:style-name="Code"/>
      <text:p text:style-name="Code">void invalidate$st(<text:span text:style-name="T8">int begin, int end, int newLen) {</text:span></text:p>
      <text:p text:style-name="P14"><text:soft-page-break/><text:s text:c="3"/>int idx = for$bf.get$(begin).get$indexof();</text:p>
      <text:p text:style-name="P14"><text:s text:c="3"/>for (int I = beginl I &lt; end; ++i) {</text:p>
      <text:p text:style-name="P14"><text:s text:c="6"/>bfElem se = for$bf.get(i);</text:p>
      <text:p text:style-name="P14"><text:s text:c="6"/>se.set$iv(get$st(i));</text:p>
      <text:p text:style-name="P14"><text:s text:c="6"/>se.set$indexof(idx);</text:p>
      <text:p text:style-name="P14"><text:s text:c="6"/>idx += se.size$result();</text:p>
      <text:p text:style-name="P14"><text:s text:c="3"/>}</text:p>
      <text:p text:style-name="P14">}</text:p>
      <text:p text:style-name="P14"/>
      <text:p text:style-name="Text_20_body">The get element method, in general, does sequential search through the bfElem to find the particular offset, however, this can be made efficient by caching the last index requested and the corresponding bfElem. Generally, sequence access is sequential.</text:p>
      <text:h text:style-name="P32" text:outline-level="3">Bound Member Select</text:h>
      <text:p text:style-name="P14"/>
      <text:p text:style-name="P14">def select : String[] = bind bb.sq;</text:p>
      <text:p text:style-name="P14"/>
      <text:p text:style-name="P7">Code generation for bound sequence member select bares similarity to that for non-sequences:</text:p>
      <text:p text:style-name="P14"/>
      <text:p text:style-name="P14">String get$select(int pos) {</text:p>
      <text:p text:style-name="P14"><text:s text:c="3"/>sync$select();</text:p>
      <text:p text:style-name="P14"><text:s text:c="3"/>return $bb.get$sq(pos);</text:p>
      <text:p text:style-name="P14">}</text:p>
      <text:p text:style-name="P14"/>
      <text:p text:style-name="P14">int size$select(int pos) {</text:p>
      <text:p text:style-name="P14"><text:s text:c="3"/>sync$select();</text:p>
      <text:p text:style-name="P14"><text:s text:c="3"/>return $bb.size$sq();</text:p>
      <text:p text:style-name="P14">}</text:p>
      <text:p text:style-name="P14"/>
      <text:p text:style-name="P14">void sync$select() {</text:p>
      <text:p text:style-name="P14"><text:s text:c="8"/>if (!isValidValue$(VOFF$select)) {</text:p>
      <text:p text:style-name="P14"><text:s text:c="12"/>final Bloop before = $bb;</text:p>
      <text:p text:style-name="P14"><text:s text:c="12"/>final Bloop after = get$bb();</text:p>
      <text:p text:style-name="P14"><text:s text:c="12"/>if ( ! isEqual(before, after) ) {</text:p>
      <text:p text:style-name="P14"><text:s text:c="15"/>FXBase.switchDependence$(this, VOFF$sq, before, after);</text:p>
      <text:p text:style-name="P14"><text:s text:c="12"/>}</text:p>
      <text:p text:style-name="P14"><text:s text:c="12"/>setValidValue$(VOFF$select);</text:p>
      <text:p text:style-name="P14"><text:s text:c="8"/>}</text:p>
      <text:p text:style-name="P14">}</text:p>
      <text:p text:style-name="P14"><text:s text:c="4"/></text:p>
      <text:p text:style-name="P14">void invalidate$bb() {</text:p>
      <text:p text:style-name="P14"><text:s text:c="3"/>clearValidValue$(VOFF$select);</text:p>
      <text:p text:style-name="P14">}</text:p>
      <text:p text:style-name="P14"><text:s text:c="4"/></text:p>
      <text:p text:style-name="P14">void update$(final FXObject instance$, final int varNum$, </text:p>
      <text:p text:style-name="P14"><text:s text:c="31"/>int begin, int end, int newLen) {</text:p>
      <text:p text:style-name="P14"><text:s text:c="8"/>if (instance$ == $bb) {</text:p>
      <text:p text:style-name="P14"><text:soft-page-break/><text:s text:c="12"/>if (varNum$ == VOFF$sq) {</text:p>
      <text:p text:style-name="P14"><text:s text:c="16"/>invalidate$select(begin, end, newLen);</text:p>
      <text:p text:style-name="P14"><text:s text:c="12"/>}</text:p>
      <text:p text:style-name="P14"><text:s text:c="8"/>}</text:p>
      <text:p text:style-name="P14"><text:s text:c="8"/>super.update$(instance$, varNum$, begin, end, newLen);</text:p>
      <text:p text:style-name="P14"><text:s text:c="4"/>}</text:p>
      <text:p text:style-name="P14"><text:s text:c="4"/></text:p>
      <text:h text:style-name="Heading_20_2" text:outline-level="2">On-Replace</text:h>
      <text:p text:style-name="P15"/>
      <text:p text:style-name="Code"><text:span text:style-name="T7">on replace</text:span> oldValue[ firstIndex .. lastIndex ] <text:span text:style-name="T7">=</text:span> newElements <text:span text:style-name="T7">{</text:span> ... <text:span text:style-name="T7">}</text:span></text:p>
      <text:p text:style-name="Code"/>
      <text:p text:style-name="Text_20_body">The <text:span text:style-name="T9">firstIndex</text:span> and <text:span text:style-name="T9">lastIndex</text:span> can be computed from invalidation indices (optionally narrowed by comparison with the old values) the <text:span text:style-name="T9">newElements</text:span> is trivially computed from the indices. But the <text:span text:style-name="T9">oldValue</text:span> requires information no longer available at the time of the on-replace. <text:s/>Fortunately, though it is frequently present as a placeholder, in practice this value is seldom used. <text:s/>But it is a supported feature of the language. <text:s/>It is also needed for accurate <text:span text:style-name="T9">firstIndex</text:span> and <text:span text:style-name="T9">lastIndex</text:span>. There are several possible approaches for sequence variables whose on-replace actually uses the <text:span text:style-name="T9">oldValue</text:span> :</text:p>
      <text:list xml:id="list35632735" text:style-name="L3">
        <text:list-item>
          <text:p text:style-name="P22">Simply cache whole value of the sequence on exit from the on-replace</text:p>
        </text:list-item>
        <text:list-item>
          <text:p text:style-name="P22">Do invalidation as two passes: pre- and post-. <text:s/>Where post- is what has been described. <text:s/>Pre-invalidation would be handled by an extra boolean parameter to the update methods. <text:s/>Pre-invalidation would be sent before the sequence is updated, and would be used by on-replace to cache the <text:span text:style-name="T9">oldValue</text:span>.</text:p>
        </text:list-item>
        <text:list-item>
          <text:p text:style-name="P22">Send the invalidation in mid transaction where normal access pretends like it is new value, but the old value is still in place.</text:p>
        </text:list-item>
      </text:list>
      <text:p text:style-name="Text_20_body">Other approaches pay the cost even in the majority of cases (where it is not used):</text:p>
      <text:list xml:id="list35641003" text:style-name="L4">
        <text:list-item>
          <text:p text:style-name="P23">Create and send the <text:span text:style-name="T9">oldValue</text:span> with the updat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Code" style:family="paragraph" style:parent-style-name="Standard" style:class="text">
      <style:paragraph-properties fo:margin-left="0.5in" fo:margin-right="0in" fo:text-indent="0in" style:auto-text-indent="false"/>
      <style:text-properties style:font-name="Arial"/>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Robert Field</meta:initial-creator>
    <meta:creation-date>2009-07-21T16:41:49</meta:creation-date>
    <dc:creator>Robert Field</dc:creator>
    <dc:date>2009-10-18T09:15:08.34</dc:date>
    <meta:editing-cycles>79</meta:editing-cycles>
    <meta:editing-duration>PT337H52M22S</meta:editing-duration>
    <meta:document-statistic meta:table-count="0" meta:image-count="0" meta:object-count="2" meta:page-count="28" meta:paragraph-count="804" meta:word-count="6969" meta:character-count="4748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left"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914cm" svg:height="6.489cm" svg:x="1.785cm" svg:y="0.485cm">
          <text:p text:style-name="P1"><text:span text:style-name="T1">b.a instance of B</text:span></text:p>
        </draw:rect>
        <draw:rect draw:style-name="gr2" draw:text-style-name="P1" draw:id="id2" draw:layer="layout" svg:width="2.96cm" svg:height="0.731cm" svg:x="3.214cm" svg:y="2.673cm">
          <text:p><text:span text:style-name="T1">invalidate$y()</text:span></text:p>
        </draw:rect>
        <draw:connector draw:style-name="gr3" draw:text-style-name="P1" draw:layer="layout" draw:type="curve" svg:x1="3.214cm" svg:y1="1.616cm" svg:x2="3.214cm" svg:y2="3.038cm" draw:start-shape="id1" draw:end-shape="id2" draw:end-glue-point="3" svg:d="m3214 1616c-751 0-751 1422 0 1422">
          <text:p/>
        </draw:connector>
        <draw:connector draw:style-name="gr3" draw:text-style-name="P1" draw:layer="layout" draw:type="curve" svg:x1="4.694cm" svg:y1="3.405cm" svg:x2="3.371cm" svg:y2="4.443cm" draw:start-shape="id3" draw:start-glue-point="2" draw:end-shape="id4" svg:d="m4694 3405c0 778-1323 260-1323 1038">
          <text:p/>
        </draw:connector>
        <draw:connector draw:style-name="gr3" draw:text-style-name="P1" draw:layer="layout" draw:type="curve" draw:line-skew="-0.247cm 1.077cm" svg:x1="6.174cm" svg:y1="3.039cm" svg:x2="4.21cm" svg:y2="5.913cm" draw:start-shape="id3" draw:start-glue-point="1" draw:end-shape="id5" draw:end-glue-point="0" svg:d="m6174 3039c381 0 317 1349-268 2001s-1696 608-1696 873">
          <text:p/>
        </draw:connector>
        <draw:rect draw:style-name="gr2" draw:text-style-name="P1" draw:id="id3" draw:layer="layout" svg:width="2.96cm" svg:height="0.731cm" svg:x="3.214cm" svg:y="2.674cm">
          <text:p><text:span text:style-name="T1">invalidate$y()</text:span></text:p>
        </draw:rect>
        <draw:rect draw:style-name="gr2" draw:text-style-name="P1" draw:id="id4" draw:layer="layout" svg:width="2.96cm" svg:height="0.731cm" svg:x="1.891cm" svg:y="4.443cm">
          <text:p><text:span text:style-name="T1">invalidate$z()</text:span></text:p>
        </draw:rect>
        <draw:rect draw:style-name="gr2" draw:text-style-name="P1" draw:id="id5" draw:layer="layout" svg:width="3.969cm" svg:height="0.731cm" svg:x="2.226cm" svg:y="5.913cm">
          <text:p><text:span text:style-name="T1">notifyDependents$()</text:span></text:p>
        </draw:rect>
        <draw:rect draw:style-name="gr2" draw:text-style-name="P1" draw:id="id1" draw:layer="layout" svg:width="2.96cm" svg:height="0.731cm" svg:x="3.214cm" svg:y="1.251cm">
          <text:p><text:span text:style-name="T1">be$y()</text:span></text:p>
        </draw:rect>
        <draw:rect draw:style-name="gr1" draw:text-style-name="P1" draw:layer="layout" svg:width="4.914cm" svg:height="6.489cm" svg:x="8.483cm" svg:y="0.465cm">
          <text:p text:style-name="P1"><text:span text:style-name="T1">instance of A</text:span></text:p>
        </draw:rect>
        <draw:connector draw:style-name="gr3" draw:text-style-name="P1" draw:layer="layout" draw:type="curve" svg:x1="10.231cm" svg:y1="2.682cm" svg:x2="11.331cm" svg:y2="3.774cm" draw:start-shape="id6" draw:end-shape="id7" svg:d="m10231 2682c0 819 1100 273 1100 1092">
          <text:p/>
        </draw:connector>
        <draw:rect draw:style-name="gr2" draw:text-style-name="P1" draw:id="id7" draw:layer="layout" svg:width="2.96cm" svg:height="0.731cm" svg:x="9.851cm" svg:y="3.774cm">
          <text:p><text:span text:style-name="T1">invalidate$x()</text:span></text:p>
        </draw:rect>
        <draw:rect draw:style-name="gr2" draw:text-style-name="P1" draw:id="id6" draw:layer="layout" svg:width="2.96cm" svg:height="0.731cm" svg:x="8.751cm" svg:y="1.951cm">
          <text:p><text:span text:style-name="T1">update$()</text:span></text:p>
        </draw:rect>
        <draw:connector draw:style-name="gr4" draw:text-style-name="P2" draw:layer="layout" draw:type="curve" svg:x1="6.195cm" svg:y1="6.278cm" svg:x2="8.751cm" svg:y2="2.316cm" draw:start-shape="id5" draw:end-shape="id6" svg:d="m6195 6278c1917 0 639-3962 2556-3962">
          <text:p/>
        </draw:connector>
        <draw:frame draw:style-name="gr5" draw:layer="layout" svg:width="1.861cm" svg:height="0.662cm" draw:transform="rotate (1.44408542309984) translate (6.921cm 4.764cm)">
          <draw:text-box>
            <text:p text:style-name="P1"><text:span text:style-name="T2">VOFF$y</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fo:min-height="0.693cm"/>
    </style:style>
    <style:style style:name="gr4" style:family="graphic" style:parent-style-name="standard">
      <style:graphic-properties draw:stroke="none" svg:stroke-color="#000000" draw:fill="none" draw:fill-color="#ffffff" fo:min-height="1.25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3.5cm" svg:height="1.5cm" svg:x="1.191cm" svg:y="1.5cm">
          <text:p text:style-name="P1">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2" draw:layer="layout" svg:width="3.5cm" svg:height="1.5cm" svg:x="6.691cm" svg:y="1.5cm">
          <text:p text:style-name="P1">Stal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3.5cm" svg:height="1.5cm" svg:x="12.191cm" svg:y="1.5cm">
          <text:p text:style-name="P1">In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svg:x1="4.691cm" svg:y1="2.25cm" svg:x2="6.691cm" svg:y2="2.25cm" draw:start-shape="id1" draw:start-glue-point="1" draw:end-shape="id2" draw:end-glue-point="3" svg:d="m4691 2250h2000">
          <text:p text:style-name="P3"/>
        </draw:connector>
        <draw:connector draw:style-name="gr2" draw:text-style-name="P2" draw:layer="layout" svg:x1="10.191cm" svg:y1="2.25cm" svg:x2="12.191cm" svg:y2="2.25cm" draw:start-shape="id2" draw:start-glue-point="1" draw:end-shape="id3" svg:d="m10191 2250h2000">
          <text:p text:style-name="P3"/>
        </draw:connector>
        <draw:frame draw:style-name="gr3" draw:text-style-name="P4" draw:layer="layout" svg:width="5cm" svg:height="0.943cm" svg:x="3.091cm" svg:y="0.55cm">
          <draw:text-box>
            <text:p text:style-name="P3"><text:span text:style-name="T1">Invalidation - phase 1</text:span></text:p>
          </draw:text-box>
        </draw:frame>
        <draw:frame draw:style-name="gr4" draw:text-style-name="P4" draw:layer="layout" svg:width="5cm" svg:height="1.507cm" svg:x="8.591cm" svg:y="0cm">
          <draw:text-box>
            <text:p text:style-name="P3"><text:span text:style-name="T1">Invalidation - phase 2</text:span><text:span text:style-name="T1"><text:line-break/></text:span><text:span text:style-name="T1">lazy bind</text:span></text:p>
          </draw:text-box>
        </draw:frame>
        <draw:connector draw:style-name="gr2" draw:text-style-name="P2" draw:layer="layout" draw:type="curve" draw:line-skew="1.82cm -0.312cm" svg:x1="8.441cm" svg:y1="3cm" svg:x2="1.191cm" svg:y2="2.25cm" draw:start-shape="id2" draw:start-glue-point="2" draw:end-shape="id1" draw:end-glue-point="3" svg:d="m8441 3000c0 3481-4031 2901-6148 1844s-2320-2594-1102-2594">
          <text:p text:style-name="P3"/>
        </draw:connector>
        <draw:frame draw:style-name="gr4" draw:text-style-name="P4" draw:layer="layout" svg:width="5cm" svg:height="1.507cm" svg:x="2.691cm" svg:y="4cm">
          <draw:text-box>
            <text:p text:style-name="P3"><text:span text:style-name="T1">Invalidation - phase 2</text:span><text:span text:style-name="T1"><text:line-break/></text:span><text:span text:style-name="T1">eager bind</text:span></text:p>
          </draw:text-box>
        </draw:frame>
        <draw:connector draw:style-name="gr2" draw:text-style-name="P2" draw:layer="layout" draw:type="curve" draw:line-skew="5.312cm -0.812cm" svg:x1="13.941cm" svg:y1="3cm" svg:x2="1.191cm" svg:y2="2.25cm" draw:start-shape="id3" draw:start-glue-point="2" draw:end-shape="id1" draw:end-glue-point="3" svg:d="m13941 3000c0 8719-7031 7266-10711 4899s-4007-5649-2039-5649">
          <text:p text:style-name="P3"/>
        </draw:connector>
        <draw:frame draw:style-name="gr3" draw:text-style-name="P4" draw:layer="layout" svg:width="5cm" svg:height="0.943cm" svg:x="6.191cm" svg:y="8.001cm">
          <draw:text-box>
            <text:p text:style-name="P3"><text:span text:style-name="T1">Revalidation (e.g. ge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